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5" style:family="paragraph" style:parent-style-name="Table_20_Contents">
      <style:text-properties style:font-name="Linux Libertine G" fo:font-size="6pt" officeooo:rsid="02a3888c" officeooo:paragraph-rsid="02a3888c"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8"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9"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97" style:family="paragraph" style:parent-style-name="Table_20_Contents">
      <style:text-properties fo:color="#0000ff" style:font-name="Linux Libertine G" fo:font-size="8pt" officeooo:rsid="02033d40" officeooo:paragraph-rsid="020a6f8c"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0"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1" style:family="paragraph" style:parent-style-name="Table_20_Contents">
      <style:text-properties fo:color="#0000ff" style:font-name="Linux Libertine G" fo:font-size="8pt" officeooo:rsid="02073bc9"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4" style:family="paragraph" style:parent-style-name="Table_20_Contents">
      <style:text-properties fo:color="#0000ff" style:font-name="Linux Libertine G" fo:font-size="8pt" officeooo:rsid="020a6f8c" officeooo:paragraph-rsid="020ee91f"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6" style:family="paragraph" style:parent-style-name="Table_20_Contents">
      <style:text-properties fo:color="#0000ff" style:font-name="Linux Libertine G" fo:font-size="8pt" officeooo:rsid="02158889" officeooo:paragraph-rsid="0215888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2" style:family="paragraph" style:parent-style-name="Table_20_Contents">
      <style:text-properties fo:color="#0000ff" style:font-name="Linux Libertine G" fo:font-size="8pt" officeooo:rsid="02088cde" officeooo:paragraph-rsid="02088cde" style:font-size-asian="8pt" style:font-size-complex="8pt"/>
    </style:style>
    <style:style style:name="P113" style:family="paragraph" style:parent-style-name="Table_20_Contents">
      <style:text-properties fo:color="#0000ff" style:font-name="Linux Libertine G" fo:font-size="8pt" officeooo:rsid="029931fc" officeooo:paragraph-rsid="029931fc"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5"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2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2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28"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29"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0"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1"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2" style:family="paragraph" style:parent-style-name="Table_20_Contents">
      <style:text-properties officeooo:rsid="02415c4c" officeooo:paragraph-rsid="02415c4c" fo:background-color="transparent"/>
    </style:style>
    <style:style style:name="P133" style:family="paragraph" style:parent-style-name="Table_20_Contents">
      <style:text-properties officeooo:paragraph-rsid="0250fac9" fo:background-color="transparent"/>
    </style:style>
    <style:style style:name="P134" style:family="paragraph" style:parent-style-name="Table_20_Contents">
      <style:text-properties officeooo:paragraph-rsid="02415c4c"/>
    </style:style>
    <style:style style:name="P135"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36"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37"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3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2"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4"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46"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47"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48"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49"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0"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56"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57"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58"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59"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0"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1"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2"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3"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0"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1" style:family="paragraph" style:parent-style-name="Footnote">
      <style:text-properties officeooo:rsid="020394fb" officeooo:paragraph-rsid="020394fb"/>
    </style:style>
    <style:style style:name="P172" style:family="paragraph" style:parent-style-name="Footnote">
      <style:text-properties officeooo:rsid="02041133" officeooo:paragraph-rsid="02041133"/>
    </style:style>
    <style:style style:name="P173" style:family="paragraph" style:parent-style-name="Footnote">
      <style:text-properties officeooo:rsid="02041133" officeooo:paragraph-rsid="0205caee"/>
    </style:style>
    <style:style style:name="P174" style:family="paragraph" style:parent-style-name="Footnote">
      <style:text-properties officeooo:rsid="02041133" officeooo:paragraph-rsid="029931fc"/>
    </style:style>
    <style:style style:name="P175" style:family="paragraph" style:parent-style-name="Footnote">
      <style:text-properties officeooo:rsid="0205caee" officeooo:paragraph-rsid="0205caee"/>
    </style:style>
    <style:style style:name="P176" style:family="paragraph" style:parent-style-name="Footnote">
      <style:text-properties officeooo:rsid="0206ec09" officeooo:paragraph-rsid="0206ec09"/>
    </style:style>
    <style:style style:name="P177" style:family="paragraph" style:parent-style-name="Footnote">
      <style:text-properties officeooo:rsid="02073bc9" officeooo:paragraph-rsid="02073bc9"/>
    </style:style>
    <style:style style:name="P178" style:family="paragraph" style:parent-style-name="Footnote">
      <style:text-properties officeooo:rsid="02088cde" officeooo:paragraph-rsid="02088cde"/>
    </style:style>
    <style:style style:name="P179" style:family="paragraph" style:parent-style-name="Footnote">
      <style:text-properties officeooo:rsid="020a66c6" officeooo:paragraph-rsid="020a6f8c"/>
    </style:style>
    <style:style style:name="P180" style:family="paragraph" style:parent-style-name="Footnote">
      <style:text-properties officeooo:rsid="020a6f8c" officeooo:paragraph-rsid="020a6f8c"/>
    </style:style>
    <style:style style:name="P181" style:family="paragraph" style:parent-style-name="Footnote">
      <style:text-properties officeooo:rsid="020ee91f" officeooo:paragraph-rsid="020ee91f"/>
    </style:style>
    <style:style style:name="P182" style:family="paragraph" style:parent-style-name="Footnote">
      <style:text-properties officeooo:rsid="02158889" officeooo:paragraph-rsid="02158889"/>
    </style:style>
    <style:style style:name="P183" style:family="paragraph" style:parent-style-name="Footnote">
      <style:text-properties officeooo:rsid="021adb2d" officeooo:paragraph-rsid="021b974d"/>
    </style:style>
    <style:style style:name="P184" style:family="paragraph" style:parent-style-name="Footnote">
      <style:text-properties officeooo:rsid="023ba391" officeooo:paragraph-rsid="023ba391"/>
    </style:style>
    <style:style style:name="P185" style:family="paragraph" style:parent-style-name="Footnote">
      <style:text-properties officeooo:rsid="023d70e8" officeooo:paragraph-rsid="023d70e8"/>
    </style:style>
    <style:style style:name="P186" style:family="paragraph" style:parent-style-name="Footnote">
      <style:text-properties officeooo:rsid="023d8207" officeooo:paragraph-rsid="023d8207"/>
    </style:style>
    <style:style style:name="P187" style:family="paragraph" style:parent-style-name="Footnote">
      <style:text-properties officeooo:rsid="024a360c" officeooo:paragraph-rsid="024a360c"/>
    </style:style>
    <style:style style:name="P188" style:family="paragraph" style:parent-style-name="Footnote">
      <style:text-properties officeooo:rsid="0250fac9" officeooo:paragraph-rsid="0250fac9"/>
    </style:style>
    <style:style style:name="P189" style:family="paragraph" style:parent-style-name="Footnote">
      <style:text-properties officeooo:rsid="023e91e8" officeooo:paragraph-rsid="025b201b"/>
    </style:style>
    <style:style style:name="P190" style:family="paragraph" style:parent-style-name="Footnote">
      <style:text-properties officeooo:rsid="025fde96" officeooo:paragraph-rsid="025fde96"/>
    </style:style>
    <style:style style:name="P191" style:family="paragraph" style:parent-style-name="Footnote">
      <style:text-properties officeooo:rsid="0265403f" officeooo:paragraph-rsid="0265403f"/>
    </style:style>
    <style:style style:name="P192" style:family="paragraph" style:parent-style-name="Footnote">
      <style:text-properties officeooo:rsid="026b936d" officeooo:paragraph-rsid="026b936d"/>
    </style:style>
    <style:style style:name="P193" style:family="paragraph" style:parent-style-name="Footnote">
      <style:text-properties officeooo:rsid="026b936d" officeooo:paragraph-rsid="026d7e11"/>
    </style:style>
    <style:style style:name="P194" style:family="paragraph" style:parent-style-name="Footnote">
      <style:text-properties officeooo:rsid="026bc08a" officeooo:paragraph-rsid="026bc08a"/>
    </style:style>
    <style:style style:name="P195" style:family="paragraph" style:parent-style-name="Footnote">
      <style:text-properties officeooo:rsid="026dd964" officeooo:paragraph-rsid="026dd964"/>
    </style:style>
    <style:style style:name="P196" style:family="paragraph" style:parent-style-name="Footnote">
      <style:text-properties officeooo:rsid="026dd964" officeooo:paragraph-rsid="028e2aef"/>
    </style:style>
    <style:style style:name="P197" style:family="paragraph" style:parent-style-name="Footnote">
      <style:text-properties officeooo:rsid="026ed200" officeooo:paragraph-rsid="026ed200"/>
    </style:style>
    <style:style style:name="P198" style:family="paragraph" style:parent-style-name="Footnote">
      <style:text-properties officeooo:rsid="026fa809" officeooo:paragraph-rsid="026fa809"/>
    </style:style>
    <style:style style:name="P199" style:family="paragraph" style:parent-style-name="Footnote">
      <style:text-properties officeooo:rsid="02701875" officeooo:paragraph-rsid="02701875"/>
    </style:style>
    <style:style style:name="P200" style:family="paragraph" style:parent-style-name="Footnote">
      <style:text-properties officeooo:rsid="02772362" officeooo:paragraph-rsid="02772362"/>
    </style:style>
    <style:style style:name="P201" style:family="paragraph" style:parent-style-name="Footnote">
      <style:text-properties officeooo:rsid="027bd3f0" officeooo:paragraph-rsid="027bd3f0"/>
    </style:style>
    <style:style style:name="P202" style:family="paragraph" style:parent-style-name="Footnote">
      <style:text-properties officeooo:rsid="027e9c5b" officeooo:paragraph-rsid="027e9c5b"/>
    </style:style>
    <style:style style:name="P203" style:family="paragraph" style:parent-style-name="Footnote">
      <style:text-properties officeooo:rsid="02033d40" officeooo:paragraph-rsid="02033d40"/>
    </style:style>
    <style:style style:name="P204" style:family="paragraph" style:parent-style-name="Footnote">
      <style:text-properties officeooo:rsid="02907d04" officeooo:paragraph-rsid="02907d04"/>
    </style:style>
    <style:style style:name="P205" style:family="paragraph" style:parent-style-name="Footnote">
      <style:text-properties officeooo:rsid="0290a0a4" officeooo:paragraph-rsid="0290a0a4"/>
    </style:style>
    <style:style style:name="P206" style:family="paragraph" style:parent-style-name="Footnote">
      <style:text-properties officeooo:rsid="02939678" officeooo:paragraph-rsid="02939678"/>
    </style:style>
    <style:style style:name="P207" style:family="paragraph" style:parent-style-name="Footnote">
      <style:text-properties officeooo:rsid="02982b17" officeooo:paragraph-rsid="02982b17"/>
    </style:style>
    <style:style style:name="P208" style:family="paragraph" style:parent-style-name="Footnote">
      <style:text-properties officeooo:rsid="0266b130" officeooo:paragraph-rsid="0266b130" fo:background-color="transparent"/>
    </style:style>
    <style:style style:name="P209" style:family="paragraph" style:parent-style-name="Footnote">
      <style:text-properties officeooo:rsid="0258d416" officeooo:paragraph-rsid="0258d416" fo:background-color="transparent"/>
    </style:style>
    <style:style style:name="P210" style:family="paragraph" style:parent-style-name="Code">
      <style:text-properties officeooo:rsid="02703713" officeooo:paragraph-rsid="02703713"/>
    </style:style>
    <style:style style:name="P211" style:family="paragraph" style:parent-style-name="Code">
      <style:text-properties fo:font-weight="bold" officeooo:rsid="02703713" officeooo:paragraph-rsid="02703713" style:font-weight-asian="bold" style:font-weight-complex="bold"/>
    </style:style>
    <style:style style:name="P212" style:family="paragraph" style:parent-style-name="Code">
      <style:text-properties fo:font-weight="bold" officeooo:rsid="02728672" officeooo:paragraph-rsid="02728672" style:font-weight-asian="bold" style:font-weight-complex="bold"/>
    </style:style>
    <style:style style:name="P213" style:family="paragraph" style:parent-style-name="Code">
      <style:text-properties officeooo:rsid="02728672" officeooo:paragraph-rsid="02728672"/>
    </style:style>
    <style:style style:name="P214" style:family="paragraph" style:parent-style-name="Code">
      <style:text-properties officeooo:rsid="027542a8" officeooo:paragraph-rsid="027542a8"/>
    </style:style>
    <style:style style:name="P215" style:family="paragraph" style:parent-style-name="Code">
      <style:text-properties fo:font-weight="normal" officeooo:rsid="02728672" officeooo:paragraph-rsid="02728672" style:font-weight-asian="normal" style:font-weight-complex="normal"/>
    </style:style>
    <style:style style:name="P216" style:family="paragraph" style:parent-style-name="Code">
      <style:text-properties fo:font-weight="normal" officeooo:rsid="027542a8" officeooo:paragraph-rsid="027542a8" style:font-weight-asian="normal" style:font-weight-complex="normal"/>
    </style:style>
    <style:style style:name="P217" style:family="paragraph" style:parent-style-name="Text_20_body" style:list-style-name="L8">
      <style:text-properties officeooo:paragraph-rsid="02939678"/>
    </style:style>
    <style:style style:name="P218" style:family="paragraph" style:parent-style-name="Text_20_body" style:list-style-name="L8">
      <style:text-properties officeooo:rsid="02939678" officeooo:paragraph-rsid="02939678"/>
    </style:style>
    <style:style style:name="P219"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20"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21"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22"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23"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24"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25"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26" style:family="paragraph" style:parent-style-name="Text_20_body" style:list-style-name="List_20_1">
      <style:paragraph-properties>
        <style:tab-stops/>
      </style:paragraph-properties>
      <style:text-properties officeooo:rsid="01facd8b" officeooo:paragraph-rsid="01facd8b"/>
    </style:style>
    <style:style style:name="P227" style:family="paragraph" style:parent-style-name="Text_20_body" style:list-style-name="List_20_1">
      <style:text-properties officeooo:rsid="01facd8b" officeooo:paragraph-rsid="01facd8b"/>
    </style:style>
    <style:style style:name="P228" style:family="paragraph" style:parent-style-name="Text_20_body" style:list-style-name="List_20_1">
      <style:text-properties style:font-name="Linux Libertine G" fo:font-size="11pt" officeooo:rsid="01facd8b" officeooo:paragraph-rsid="01facd8b" style:font-size-asian="10.5pt"/>
    </style:style>
    <style:style style:name="P229" style:family="paragraph" style:parent-style-name="Text_20_body" style:list-style-name="List_20_1">
      <style:text-properties officeooo:rsid="01fcc402" officeooo:paragraph-rsid="01fcc402"/>
    </style:style>
    <style:style style:name="P230" style:family="paragraph" style:parent-style-name="Text_20_body" style:list-style-name="List_20_1">
      <style:text-properties officeooo:rsid="028838bc" officeooo:paragraph-rsid="028838bc"/>
    </style:style>
    <style:style style:name="P231" style:family="paragraph" style:parent-style-name="Text_20_body" style:list-style-name="List_20_1">
      <style:paragraph-properties fo:text-align="start" style:justify-single-word="false"/>
      <style:text-properties officeooo:rsid="028911e1" officeooo:paragraph-rsid="028911e1"/>
    </style:style>
    <style:style style:name="P232" style:family="paragraph" style:parent-style-name="Text_20_body" style:list-style-name="List_20_1">
      <style:paragraph-properties fo:text-align="start" style:justify-single-word="false"/>
      <style:text-properties officeooo:rsid="02982474" officeooo:paragraph-rsid="02982474"/>
    </style:style>
    <style:style style:name="P233" style:family="paragraph" style:parent-style-name="Text_20_body" style:list-style-name="List_20_1">
      <style:text-properties officeooo:rsid="029444ce" officeooo:paragraph-rsid="029444ce"/>
    </style:style>
    <style:style style:name="P234" style:family="paragraph" style:parent-style-name="Text_20_body" style:list-style-name="List_20_1">
      <style:text-properties officeooo:rsid="02d3878f" officeooo:paragraph-rsid="02d3878f"/>
    </style:style>
    <style:style style:name="P235" style:family="paragraph" style:parent-style-name="List" style:list-style-name="List_20_1"/>
    <style:style style:name="P236" style:family="paragraph" style:parent-style-name="Table_20_Contents" style:list-style-name="L1">
      <style:paragraph-properties fo:text-align="start" style:justify-single-word="false"/>
      <style:text-properties style:font-name="Liberation Mono1" fo:font-size="6pt" officeooo:rsid="02a7a67a" officeooo:paragraph-rsid="02a7a67a" style:font-size-asian="6pt" style:font-size-complex="6pt"/>
    </style:style>
    <style:style style:name="P237"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38" style:family="paragraph" style:parent-style-name="Table_20_Contents" style:list-style-name="L2">
      <style:paragraph-properties fo:text-align="start" style:justify-single-word="false"/>
      <style:text-properties style:font-name="Linux Libertine G2" fo:font-size="6pt" officeooo:paragraph-rsid="02a7a67a" style:font-size-asian="6pt" style:font-size-complex="6pt"/>
    </style:style>
    <style:style style:name="P239"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40"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41"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42"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43"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244"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245"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46"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47"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48"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4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250"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51" style:family="paragraph" style:parent-style-name="Heading_20_1">
      <style:text-properties officeooo:rsid="01facd8b" officeooo:paragraph-rsid="01facd8b"/>
    </style:style>
    <style:style style:name="P252" style:family="paragraph" style:parent-style-name="Heading_20_1">
      <style:text-properties officeooo:rsid="029e59ad" officeooo:paragraph-rsid="029e59ad"/>
    </style:style>
    <style:style style:name="P253" style:family="paragraph" style:parent-style-name="Heading_20_1">
      <style:text-properties officeooo:paragraph-rsid="029e59ad"/>
    </style:style>
    <style:style style:name="P254" style:family="paragraph" style:parent-style-name="Heading_20_1">
      <style:text-properties officeooo:rsid="02cec5dc" officeooo:paragraph-rsid="02cec5dc"/>
    </style:style>
    <style:style style:name="P255" style:family="paragraph" style:parent-style-name="Heading_20_1">
      <style:text-properties officeooo:rsid="02cec5dc" officeooo:paragraph-rsid="02cfbfd8"/>
    </style:style>
    <style:style style:name="P256" style:family="paragraph" style:parent-style-name="Heading_20_1">
      <style:text-properties officeooo:rsid="02033d40" officeooo:paragraph-rsid="029b91f1"/>
    </style:style>
    <style:style style:name="P257" style:family="paragraph" style:parent-style-name="Heading_20_1">
      <style:text-properties officeooo:rsid="02cde534" officeooo:paragraph-rsid="02cde534"/>
    </style:style>
    <style:style style:name="P258" style:family="paragraph" style:parent-style-name="Heading_20_1">
      <style:text-properties officeooo:paragraph-rsid="02641091"/>
    </style:style>
    <style:style style:name="P259" style:family="paragraph" style:parent-style-name="Heading_20_3">
      <style:text-properties style:use-window-font-color="true" fo:font-size="11pt" fo:font-style="normal" style:font-name-asian="DejaVu Sans" style:font-name-complex="Lohit Hindi"/>
    </style:style>
    <style:style style:name="P260"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61"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205caee" style:font-weight-asian="bold" style:font-weight-complex="bold"/>
    </style:style>
    <style:style style:name="T14" style:family="text">
      <style:text-properties fo:font-weight="bold" officeooo:rsid="02088cde" style:font-weight-asian="bold" style:font-weight-complex="bold"/>
    </style:style>
    <style:style style:name="T15" style:family="text">
      <style:text-properties fo:font-weight="bold" officeooo:rsid="020a6f8c" style:font-weight-asian="bold" style:font-weight-complex="bold"/>
    </style:style>
    <style:style style:name="T16" style:family="text">
      <style:text-properties fo:font-weight="bold" officeooo:rsid="020cdff5" style:font-weight-asian="bold" style:font-weight-complex="bold"/>
    </style:style>
    <style:style style:name="T17" style:family="text">
      <style:text-properties fo:font-weight="bold" officeooo:rsid="021adb2d" style:font-weight-asian="bold" style:font-weight-complex="bold"/>
    </style:style>
    <style:style style:name="T18" style:family="text">
      <style:text-properties fo:font-weight="bold" officeooo:rsid="021ca9b6" style:font-weight-asian="bold" style:font-weight-complex="bold"/>
    </style:style>
    <style:style style:name="T19" style:family="text">
      <style:text-properties fo:font-weight="bold" officeooo:rsid="024e3361" style:font-weight-asian="bold" style:font-weight-complex="bold"/>
    </style:style>
    <style:style style:name="T20" style:family="text">
      <style:text-properties fo:font-weight="bold" officeooo:rsid="026fa809" style:font-weight-asian="bold" style:font-weight-complex="bold"/>
    </style:style>
    <style:style style:name="T21" style:family="text">
      <style:text-properties fo:font-weight="bold" officeooo:rsid="02703713" style:font-weight-asian="bold" style:font-weight-complex="bold"/>
    </style:style>
    <style:style style:name="T22" style:family="text">
      <style:text-properties fo:font-weight="bold" officeooo:rsid="027169e8" style:font-weight-asian="bold" style:font-weight-complex="bold"/>
    </style:style>
    <style:style style:name="T23" style:family="text">
      <style:text-properties fo:font-weight="bold" officeooo:rsid="027bd3f0" style:font-weight-asian="bold" style:font-weight-complex="bold"/>
    </style:style>
    <style:style style:name="T24" style:family="text">
      <style:text-properties fo:font-weight="bold" officeooo:rsid="027eed26" style:font-weight-asian="bold" style:font-weight-complex="bold"/>
    </style:style>
    <style:style style:name="T25" style:family="text">
      <style:text-properties fo:font-weight="bold" officeooo:rsid="028e2aef" style:font-weight-asian="bold" style:font-weight-complex="bold"/>
    </style:style>
    <style:style style:name="T26" style:family="text">
      <style:text-properties fo:font-weight="bold" officeooo:rsid="026dd964" style:font-weight-asian="bold" style:font-weight-complex="bold"/>
    </style:style>
    <style:style style:name="T27" style:family="text">
      <style:text-properties fo:font-weight="bold" officeooo:rsid="0290a0a4" style:font-weight-asian="bold" style:font-weight-complex="bold"/>
    </style:style>
    <style:style style:name="T28" style:family="text">
      <style:text-properties fo:font-weight="bold" officeooo:rsid="0292b9fa" style:font-weight-asian="bold" style:font-weight-complex="bold"/>
    </style:style>
    <style:style style:name="T29" style:family="text">
      <style:text-properties fo:font-weight="bold" officeooo:rsid="02939678" style:font-weight-asian="bold" style:font-weight-complex="bold"/>
    </style:style>
    <style:style style:name="T30" style:family="text">
      <style:text-properties fo:font-weight="bold" officeooo:rsid="029ce29e" style:font-weight-asian="bold" style:font-weight-complex="bold"/>
    </style:style>
    <style:style style:name="T31" style:family="text">
      <style:text-properties fo:font-weight="bold" officeooo:rsid="02b17471" style:font-weight-asian="bold" style:font-weight-complex="bold"/>
    </style:style>
    <style:style style:name="T32" style:family="text">
      <style:text-properties fo:font-weight="bold" officeooo:rsid="02b47d53" style:font-weight-asian="bold" style:font-weight-complex="bold"/>
    </style:style>
    <style:style style:name="T33" style:family="text">
      <style:text-properties fo:font-weight="bold" officeooo:rsid="02828078" style:font-weight-asian="bold" style:font-weight-complex="bold"/>
    </style:style>
    <style:style style:name="T34" style:family="text">
      <style:text-properties fo:font-weight="bold" officeooo:rsid="02bb0304" style:font-weight-asian="bold" style:font-weight-complex="bold"/>
    </style:style>
    <style:style style:name="T35" style:family="text">
      <style:text-properties fo:font-weight="bold" officeooo:rsid="02bc4659" style:font-weight-asian="bold" style:font-weight-complex="bold"/>
    </style:style>
    <style:style style:name="T36" style:family="text">
      <style:text-properties fo:font-weight="bold" officeooo:rsid="0256a3d7"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205caee"/>
    </style:style>
    <style:style style:name="T39" style:family="text">
      <style:text-properties fo:font-weight="normal" style:font-weight-asian="normal" style:font-weight-complex="normal"/>
    </style:style>
    <style:style style:name="T40" style:family="text">
      <style:text-properties fo:font-weight="normal" officeooo:rsid="0205caee" style:font-weight-asian="normal" style:font-weight-complex="normal"/>
    </style:style>
    <style:style style:name="T41" style:family="text">
      <style:text-properties fo:font-weight="normal" officeooo:rsid="020a6f8c" style:font-weight-asian="normal" style:font-weight-complex="normal"/>
    </style:style>
    <style:style style:name="T42" style:family="text">
      <style:text-properties fo:font-weight="normal" officeooo:rsid="02088cde" style:font-weight-asian="normal" style:font-weight-complex="normal"/>
    </style:style>
    <style:style style:name="T43" style:family="text">
      <style:text-properties fo:font-weight="normal" officeooo:rsid="020f678c" style:font-weight-asian="normal" style:font-weight-complex="normal"/>
    </style:style>
    <style:style style:name="T44" style:family="text">
      <style:text-properties fo:font-weight="normal" officeooo:rsid="02188d13" style:font-weight-asian="normal" style:font-weight-complex="normal"/>
    </style:style>
    <style:style style:name="T45" style:family="text">
      <style:text-properties fo:font-weight="normal" officeooo:rsid="021adb2d" style:font-weight-asian="normal" style:font-weight-complex="normal"/>
    </style:style>
    <style:style style:name="T46" style:family="text">
      <style:text-properties fo:font-weight="normal" officeooo:rsid="021b974d" style:font-weight-asian="normal" style:font-weight-complex="normal"/>
    </style:style>
    <style:style style:name="T47" style:family="text">
      <style:text-properties fo:font-weight="normal" officeooo:rsid="021f72f5" style:font-weight-asian="normal" style:font-weight-complex="normal"/>
    </style:style>
    <style:style style:name="T48" style:family="text">
      <style:text-properties fo:font-weight="normal" officeooo:rsid="020cdff5" style:font-weight-asian="normal" style:font-weight-complex="normal"/>
    </style:style>
    <style:style style:name="T49" style:family="text">
      <style:text-properties fo:font-weight="normal" officeooo:rsid="02298af1"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officeooo:rsid="027eed26" style:font-weight-asian="normal" style:font-weight-complex="normal"/>
    </style:style>
    <style:style style:name="T56" style:family="text">
      <style:text-properties fo:font-weight="normal" officeooo:rsid="028e2aef" style:font-weight-asian="normal" style:font-weight-complex="normal"/>
    </style:style>
    <style:style style:name="T57" style:family="text">
      <style:text-properties fo:font-weight="normal" officeooo:rsid="0290a0a4" style:font-weight-asian="normal" style:font-weight-complex="normal"/>
    </style:style>
    <style:style style:name="T58" style:family="text">
      <style:text-properties fo:font-weight="normal" officeooo:rsid="02939678" style:font-weight-asian="normal" style:font-weight-complex="normal"/>
    </style:style>
    <style:style style:name="T59" style:family="text">
      <style:text-properties fo:font-weight="normal" officeooo:rsid="029931fc" style:font-weight-asian="normal" style:font-weight-complex="normal"/>
    </style:style>
    <style:style style:name="T60" style:family="text">
      <style:text-properties fo:font-weight="normal" officeooo:rsid="029dd6c7" style:font-weight-asian="normal" style:font-weight-complex="normal"/>
    </style:style>
    <style:style style:name="T61" style:family="text">
      <style:text-properties fo:font-weight="normal" officeooo:rsid="02828078" style:font-weight-asian="normal" style:font-weight-complex="normal"/>
    </style:style>
    <style:style style:name="T62" style:family="text">
      <style:text-properties fo:font-weight="normal" officeooo:rsid="02b8af26" style:font-weight-asian="normal" style:font-weight-complex="normal"/>
    </style:style>
    <style:style style:name="T63" style:family="text">
      <style:text-properties fo:font-weight="normal" officeooo:rsid="02bb0304" style:font-weight-asian="normal" style:font-weight-complex="normal"/>
    </style:style>
    <style:style style:name="T64" style:family="text">
      <style:text-properties fo:font-weight="normal" officeooo:rsid="02bc4659" style:font-weight-asian="normal" style:font-weight-complex="normal"/>
    </style:style>
    <style:style style:name="T65" style:family="text">
      <style:text-properties fo:font-weight="normal" officeooo:rsid="02c71d29"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214cb14" fo:background-color="transparent" loext:char-shading-value="0" style:font-weight-asian="normal" style:font-weight-complex="normal"/>
    </style:style>
    <style:style style:name="T68" style:family="text">
      <style:text-properties fo:font-weight="normal" officeooo:rsid="020bb611" fo:background-color="transparent" loext:char-shading-value="0" style:font-weight-asian="normal" style:font-weight-complex="normal"/>
    </style:style>
    <style:style style:name="T69" style:family="text">
      <style:text-properties fo:font-weight="normal" officeooo:rsid="023169f1" fo:background-color="transparent" loext:char-shading-value="0" style:font-weight-asian="normal" style:font-weight-complex="normal"/>
    </style:style>
    <style:style style:name="T70" style:family="text">
      <style:text-properties fo:font-weight="normal" officeooo:rsid="028bdce6" fo:background-color="transparent" loext:char-shading-value="0" style:font-weight-asian="normal" style:font-weight-complex="normal"/>
    </style:style>
    <style:style style:name="T71" style:family="text">
      <style:text-properties officeooo:rsid="0206ec09"/>
    </style:style>
    <style:style style:name="T72" style:family="text">
      <style:text-properties officeooo:rsid="02073bc9"/>
    </style:style>
    <style:style style:name="T73" style:family="text">
      <style:text-properties officeooo:rsid="02088cde"/>
    </style:style>
    <style:style style:name="T74" style:family="text">
      <style:text-properties officeooo:rsid="020a6f8c"/>
    </style:style>
    <style:style style:name="T75" style:family="text">
      <style:text-properties officeooo:rsid="020bb611"/>
    </style:style>
    <style:style style:name="T76" style:family="text">
      <style:text-properties officeooo:rsid="020cdff5"/>
    </style:style>
    <style:style style:name="T77" style:family="text">
      <style:text-properties fo:background-color="transparent" loext:char-shading-value="0"/>
    </style:style>
    <style:style style:name="T78" style:family="text">
      <style:text-properties officeooo:rsid="02d0afbb" fo:background-color="transparent" loext:char-shading-value="0"/>
    </style:style>
    <style:style style:name="T79" style:family="text">
      <style:text-properties officeooo:rsid="02147c73"/>
    </style:style>
    <style:style style:name="T80" style:family="text">
      <style:text-properties officeooo:rsid="021570b7"/>
    </style:style>
    <style:style style:name="T81" style:family="text">
      <style:text-properties officeooo:rsid="02188d13"/>
    </style:style>
    <style:style style:name="T82" style:family="text">
      <style:text-properties officeooo:rsid="021adb2d"/>
    </style:style>
    <style:style style:name="T83" style:family="text">
      <style:text-properties officeooo:rsid="021b974d"/>
    </style:style>
    <style:style style:name="T84" style:family="text">
      <style:text-properties officeooo:rsid="02341370"/>
    </style:style>
    <style:style style:name="T85" style:family="text">
      <style:text-properties officeooo:rsid="02378f4d"/>
    </style:style>
    <style:style style:name="T86" style:family="text">
      <style:text-properties style:font-name="Linux Libertine G" fo:font-size="8pt" style:font-size-asian="8pt" style:font-size-complex="8pt"/>
    </style:style>
    <style:style style:name="T87" style:family="text">
      <style:text-properties style:font-name="Linux Libertine G" fo:font-size="8pt" officeooo:rsid="023ba391" style:font-size-asian="8pt" style:font-size-complex="8pt"/>
    </style:style>
    <style:style style:name="T88" style:family="text">
      <style:text-properties style:font-name="Linux Libertine G" fo:font-size="8pt" officeooo:rsid="023d8207" style:font-size-asian="8pt" style:font-size-complex="8pt"/>
    </style:style>
    <style:style style:name="T89" style:family="text">
      <style:text-properties style:font-name="Linux Libertine G" fo:font-size="8pt" officeooo:rsid="023d70e8" style:font-size-asian="8pt" style:font-size-complex="8pt"/>
    </style:style>
    <style:style style:name="T90" style:family="text">
      <style:text-properties style:font-name="Linux Libertine G" fo:font-size="8pt" officeooo:rsid="02415c4c" style:font-size-asian="8pt" style:font-size-complex="8pt"/>
    </style:style>
    <style:style style:name="T91" style:family="text">
      <style:text-properties style:font-name="Linux Libertine G" fo:font-size="8pt" officeooo:rsid="02432253" style:font-size-asian="8pt" style:font-size-complex="8pt"/>
    </style:style>
    <style:style style:name="T92" style:family="text">
      <style:text-properties style:font-name="Linux Libertine G" fo:font-size="8pt" officeooo:rsid="024419c2" style:font-size-asian="8pt" style:font-size-complex="8pt"/>
    </style:style>
    <style:style style:name="T93" style:family="text">
      <style:text-properties style:font-name="Linux Libertine G" fo:font-size="8pt" officeooo:rsid="0250fac9" style:font-size-asian="8pt" style:font-size-complex="8pt"/>
    </style:style>
    <style:style style:name="T94" style:family="text">
      <style:text-properties style:font-name="Linux Libertine G" fo:font-size="8pt" officeooo:rsid="02529d8d" style:font-size-asian="8pt" style:font-size-complex="8pt"/>
    </style:style>
    <style:style style:name="T95" style:family="text">
      <style:text-properties style:font-name="Linux Libertine G" fo:font-size="8pt" officeooo:rsid="023d8207" fo:background-color="transparent" loext:char-shading-value="0" style:font-size-asian="8pt" style:font-size-complex="8pt"/>
    </style:style>
    <style:style style:name="T96" style:family="text">
      <style:text-properties style:font-name="Linux Libertine G" fo:font-size="8pt" officeooo:rsid="023d70e8" fo:background-color="transparent" loext:char-shading-value="0" style:font-size-asian="8pt" style:font-size-complex="8pt"/>
    </style:style>
    <style:style style:name="T97" style:family="text">
      <style:text-properties style:font-name="Linux Libertine G" fo:font-size="8pt" officeooo:rsid="02415c4c" fo:background-color="transparent" loext:char-shading-value="0" style:font-size-asian="8pt" style:font-size-complex="8pt"/>
    </style:style>
    <style:style style:name="T98" style:family="text">
      <style:text-properties style:font-name="Linux Libertine G" fo:font-size="8pt" fo:font-weight="bold" officeooo:rsid="0248bbf5" style:font-size-asian="8pt" style:font-weight-asian="bold" style:font-size-complex="8pt" style:font-weight-complex="bold"/>
    </style:style>
    <style:style style:name="T99" style:family="text">
      <style:text-properties style:font-name="Linux Libertine G" fo:font-size="8pt" fo:font-weight="bold" officeooo:rsid="02529d8d" style:font-size-asian="8pt" style:font-weight-asian="bold" style:font-size-complex="8pt" style:font-weight-complex="bold"/>
    </style:style>
    <style:style style:name="T100" style:family="text">
      <style:text-properties style:font-name="Linux Libertine G" fo:font-size="8pt" fo:font-weight="bold" officeooo:rsid="0265403f" style:font-size-asian="8pt" style:font-weight-asian="bold" style:font-size-complex="8pt" style:font-weight-complex="bold"/>
    </style:style>
    <style:style style:name="T101" style:family="text">
      <style:text-properties style:font-name="Linux Libertine G" fo:font-size="8pt" fo:font-weight="normal" officeooo:rsid="0248bbf5" style:font-size-asian="8pt" style:font-weight-asian="normal" style:font-size-complex="8pt" style:font-weight-complex="normal"/>
    </style:style>
    <style:style style:name="T102" style:family="text">
      <style:text-properties style:font-name="Linux Libertine G" fo:font-size="8pt" fo:font-weight="normal" officeooo:rsid="02496dbe" style:font-size-asian="8pt" style:font-weight-asian="normal" style:font-size-complex="8pt" style:font-weight-complex="normal"/>
    </style:style>
    <style:style style:name="T103" style:family="text">
      <style:text-properties style:font-name="Linux Libertine G" fo:font-size="8pt" fo:font-weight="normal" officeooo:rsid="02529d8d" style:font-size-asian="8pt" style:font-weight-asian="normal" style:font-size-complex="8pt" style:font-weight-complex="normal"/>
    </style:style>
    <style:style style:name="T104" style:family="text">
      <style:text-properties style:font-name="Linux Libertine G" fo:font-size="8pt" fo:font-weight="normal" officeooo:rsid="0265403f" style:font-size-asian="8pt" style:font-weight-asian="normal" style:font-size-complex="8pt" style:font-weight-complex="normal"/>
    </style:style>
    <style:style style:name="T105" style:family="text">
      <style:text-properties officeooo:rsid="023e91e8"/>
    </style:style>
    <style:style style:name="T106" style:family="text">
      <style:text-properties officeooo:rsid="02432253"/>
    </style:style>
    <style:style style:name="T107" style:family="text">
      <style:text-properties officeooo:rsid="024e3361"/>
    </style:style>
    <style:style style:name="T108" style:family="text">
      <style:text-properties officeooo:rsid="024efae8"/>
    </style:style>
    <style:style style:name="T109" style:family="text">
      <style:text-properties officeooo:rsid="024c08ef"/>
    </style:style>
    <style:style style:name="T110" style:family="text">
      <style:text-properties officeooo:rsid="02553737"/>
    </style:style>
    <style:style style:name="T111" style:family="text">
      <style:text-properties officeooo:rsid="0258d416"/>
    </style:style>
    <style:style style:name="T112" style:family="text">
      <style:text-properties officeooo:rsid="025ad9bb"/>
    </style:style>
    <style:style style:name="T113" style:family="text">
      <style:text-properties officeooo:rsid="025b201b"/>
    </style:style>
    <style:style style:name="T114" style:family="text">
      <style:text-properties officeooo:rsid="025fde96"/>
    </style:style>
    <style:style style:name="T115" style:family="text">
      <style:text-properties officeooo:rsid="026b936d"/>
    </style:style>
    <style:style style:name="T116" style:family="text">
      <style:text-properties officeooo:rsid="026d7e11"/>
    </style:style>
    <style:style style:name="T117" style:family="text">
      <style:text-properties officeooo:rsid="026dd964"/>
    </style:style>
    <style:style style:name="T118" style:family="text">
      <style:text-properties officeooo:rsid="026ed200"/>
    </style:style>
    <style:style style:name="T119" style:family="text">
      <style:text-properties style:font-name="Linux Libertine G1" officeooo:rsid="026ed200" style:font-name-asian="Linux Libertine G1" style:font-name-complex="Linux Libertine G1"/>
    </style:style>
    <style:style style:name="T120" style:family="text">
      <style:text-properties style:font-name="Linux Libertine G1" officeooo:rsid="026fa809" style:font-name-asian="Linux Libertine G1" style:font-name-complex="Linux Libertine G1"/>
    </style:style>
    <style:style style:name="T121" style:family="text">
      <style:text-properties style:font-name="Linux Libertine G1" officeooo:rsid="02703713" style:font-name-asian="Linux Libertine G1" style:font-name-complex="Linux Libertine G1"/>
    </style:style>
    <style:style style:name="T122" style:family="text">
      <style:text-properties officeooo:rsid="02701875"/>
    </style:style>
    <style:style style:name="T123" style:family="text">
      <style:text-properties officeooo:rsid="0273a603"/>
    </style:style>
    <style:style style:name="T124" style:family="text">
      <style:text-properties officeooo:rsid="02772362"/>
    </style:style>
    <style:style style:name="T125" style:family="text">
      <style:text-properties officeooo:rsid="02793b29"/>
    </style:style>
    <style:style style:name="T126" style:family="text">
      <style:text-properties fo:background-color="#ffffff" loext:char-shading-value="0"/>
    </style:style>
    <style:style style:name="T127" style:family="text">
      <style:text-properties officeooo:rsid="02793b29" fo:background-color="#ffffff" loext:char-shading-value="0"/>
    </style:style>
    <style:style style:name="T128" style:family="text">
      <style:text-properties officeooo:rsid="027b99cd" fo:background-color="#ffffff" loext:char-shading-value="0"/>
    </style:style>
    <style:style style:name="T129" style:family="text">
      <style:text-properties officeooo:rsid="027b99cd"/>
    </style:style>
    <style:style style:name="T130" style:family="text">
      <style:text-properties fo:font-variant="normal" fo:text-transform="none" fo:color="#333333" fo:letter-spacing="normal" fo:font-style="normal" fo:font-weight="normal"/>
    </style:style>
    <style:style style:name="T131" style:family="text">
      <style:text-properties officeooo:rsid="0280cc24"/>
    </style:style>
    <style:style style:name="T132" style:family="text">
      <style:text-properties officeooo:rsid="02878964"/>
    </style:style>
    <style:style style:name="T133" style:family="text">
      <style:text-properties fo:font-style="normal" style:font-style-asian="normal" style:font-style-complex="normal"/>
    </style:style>
    <style:style style:name="T134" style:family="text">
      <style:text-properties fo:font-style="normal" officeooo:rsid="02033d40" style:font-style-asian="normal" style:font-style-complex="normal"/>
    </style:style>
    <style:style style:name="T135" style:family="text">
      <style:text-properties fo:font-style="normal" officeooo:rsid="0206ec09" style:font-style-asian="normal" style:font-style-complex="normal"/>
    </style:style>
    <style:style style:name="T136" style:family="text">
      <style:text-properties fo:font-style="normal" officeooo:rsid="020394fb" style:font-style-asian="normal" style:font-style-complex="normal"/>
    </style:style>
    <style:style style:name="T137" style:family="text">
      <style:text-properties fo:font-style="normal" officeooo:rsid="02ab5073" style:font-style-asian="normal" style:font-style-complex="normal"/>
    </style:style>
    <style:style style:name="T138" style:family="text">
      <style:text-properties fo:font-style="normal" officeooo:rsid="02c06f77"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2c06f77" style:font-style-asian="normal" style:font-weight-asian="bold" style:font-style-complex="normal"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2b8af26" style:font-style-asian="normal" style:font-weight-asian="normal" style:font-style-complex="normal" style:font-weight-complex="normal"/>
    </style:style>
    <style:style style:name="T143" style:family="text">
      <style:text-properties fo:font-style="normal" fo:font-weight="normal" officeooo:rsid="02cabc63" style:font-style-asian="normal" style:font-weight-asian="normal" style:font-style-complex="normal" style:font-weight-complex="normal"/>
    </style:style>
    <style:style style:name="T144" style:family="text">
      <style:text-properties fo:font-style="normal" fo:font-weight="normal" officeooo:rsid="02c76cf6" style:font-style-asian="normal" style:font-weight-asian="normal" style:font-style-complex="normal" style:font-weight-complex="normal"/>
    </style:style>
    <style:style style:name="T145" style:family="text">
      <style:text-properties officeooo:rsid="02907d04"/>
    </style:style>
    <style:style style:name="T146" style:family="text">
      <style:text-properties officeooo:rsid="0290a0a4"/>
    </style:style>
    <style:style style:name="T147" style:family="text">
      <style:text-properties officeooo:rsid="02940b23"/>
    </style:style>
    <style:style style:name="T148" style:family="text">
      <style:text-properties officeooo:rsid="02944a7f"/>
    </style:style>
    <style:style style:name="T149" style:family="text">
      <style:text-properties officeooo:rsid="029931fc"/>
    </style:style>
    <style:style style:name="T150" style:family="text">
      <style:text-properties officeooo:rsid="029ce29e"/>
    </style:style>
    <style:style style:name="T151" style:family="text">
      <style:text-properties officeooo:rsid="029e59ad"/>
    </style:style>
    <style:style style:name="T152" style:family="text">
      <style:text-properties style:font-name="Liberation Mono1"/>
    </style:style>
    <style:style style:name="T153" style:family="text">
      <style:text-properties style:font-name="Liberation Mono1" officeooo:rsid="02a97bd6"/>
    </style:style>
    <style:style style:name="T154" style:family="text">
      <style:text-properties style:font-name="Liberation Mono1" officeooo:rsid="02ac0852"/>
    </style:style>
    <style:style style:name="T155" style:family="text">
      <style:text-properties style:font-name="Liberation Mono1" fo:font-style="normal" style:font-style-asian="normal" style:font-style-complex="normal"/>
    </style:style>
    <style:style style:name="T156" style:family="text">
      <style:text-properties style:font-name="Liberation Mono1" fo:font-style="normal" fo:font-weight="normal" style:font-style-asian="normal" style:font-weight-asian="normal" style:font-style-complex="normal" style:font-weight-complex="normal"/>
    </style:style>
    <style:style style:name="T157" style:family="text">
      <style:text-properties style:font-name="Liberation Mono1" fo:font-style="normal" fo:font-weight="normal" officeooo:rsid="02cabc63" style:font-style-asian="normal" style:font-weight-asian="normal" style:font-style-complex="normal" style:font-weight-complex="normal"/>
    </style:style>
    <style:style style:name="T158" style:family="text">
      <style:text-properties style:font-name="Liberation Mono1" fo:font-style="normal" fo:font-weight="normal" officeooo:rsid="02c76cf6" style:font-style-asian="normal" style:font-weight-asian="normal" style:font-style-complex="normal" style:font-weight-complex="normal"/>
    </style:style>
    <style:style style:name="T159" style:family="text">
      <style:text-properties officeooo:rsid="02a48dfd"/>
    </style:style>
    <style:style style:name="T160" style:family="text">
      <style:text-properties officeooo:rsid="02a7a67a"/>
    </style:style>
    <style:style style:name="T161" style:family="text">
      <style:text-properties officeooo:rsid="02a7cb24"/>
    </style:style>
    <style:style style:name="T162" style:family="text">
      <style:text-properties officeooo:rsid="02a97bd6"/>
    </style:style>
    <style:style style:name="T163" style:family="text">
      <style:text-properties officeooo:rsid="02ab5073"/>
    </style:style>
    <style:style style:name="T164" style:family="text">
      <style:text-properties style:font-name="Linux Libertine G2"/>
    </style:style>
    <style:style style:name="T165" style:family="text">
      <style:text-properties style:font-name="Linux Libertine G2" fo:font-style="italic" style:font-style-asian="italic" style:font-style-complex="italic"/>
    </style:style>
    <style:style style:name="T166" style:family="text">
      <style:text-properties officeooo:rsid="02af6f6d"/>
    </style:style>
    <style:style style:name="T167" style:family="text">
      <style:text-properties officeooo:rsid="02b17471"/>
    </style:style>
    <style:style style:name="T168" style:family="text">
      <style:text-properties officeooo:rsid="02b5d4a6"/>
    </style:style>
    <style:style style:name="T169" style:family="text">
      <style:text-properties officeooo:rsid="02b9273c"/>
    </style:style>
    <style:style style:name="T170" style:family="text">
      <style:text-properties officeooo:rsid="02bb0304"/>
    </style:style>
    <style:style style:name="T171" style:family="text">
      <style:text-properties officeooo:rsid="02bc4659"/>
    </style:style>
    <style:style style:name="T172" style:family="text">
      <style:text-properties officeooo:rsid="024a360c"/>
    </style:style>
    <style:style style:name="T173" style:family="text">
      <style:text-properties officeooo:rsid="02bf10f6"/>
    </style:style>
    <style:style style:name="T174" style:family="text">
      <style:text-properties officeooo:rsid="02c0a971"/>
    </style:style>
    <style:style style:name="T175" style:family="text">
      <style:text-properties officeooo:rsid="02c28b76"/>
    </style:style>
    <style:style style:name="T176" style:family="text">
      <style:text-properties fo:color="#0000ff" fo:font-weight="bold" officeooo:rsid="02adbdac" style:font-weight-asian="bold" style:font-weight-complex="bold"/>
    </style:style>
    <style:style style:name="T177" style:family="text">
      <style:text-properties officeooo:rsid="02cadc8b"/>
    </style:style>
    <style:style style:name="T178" style:family="text">
      <style:text-properties officeooo:rsid="02cfbf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1" text:outline-level="1">CRATE: Clinical records anonymisation and text extraction</text:h>
      <text:h text:style-name="Heading_20_1" text:outline-level="1">Overview</text:h>
      <text:p text:style-name="P5">A description is provided in <text:span text:style-name="T3">Cardinal (…)</text:span>.</text:p>
      <text:h text:style-name="P252" text:outline-level="1">Ubuntu installation from Debian package</text:h>
      <text:p text:style-name="P17">To install CRATE and all its dependencies, download the Debian package and use gdebi:</text:p>
      <text:p text:style-name="P17"><text:span text:style-name="T152"><text:tab/>sudo gdebi crate-</text:span><text:span text:style-name="T165">version</text:span><text:span text:style-name="T155">.deb</text:span></text:p>
      <text:p text:style-name="P17">(If you don’t have gdebi, install it with <text:span text:style-name="T152">sudo apt-get install gdebi</text:span>.)</text:p>
      <text:h text:style-name="P253" text:outline-level="1">Installation <text:span text:style-name="T151">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2">Step</text:p>
          </table:table-cell>
          <table:table-cell table:style-name="Table6.A1" office:value-type="string">
            <text:p text:style-name="P85">Ubuntu Linux <text:span text:style-name="T176">(but: you shouldn’t need to do any of this; use the Debian package, as above)</text:span></text:p>
          </table:table-cell>
          <table:table-cell table:style-name="Table6.C1" office:value-type="string">
            <text:p text:style-name="P85">Windows</text:p>
          </table:table-cell>
        </table:table-row>
        <table:table-row>
          <table:table-cell table:style-name="Table6.A2" office:value-type="string">
            <text:p text:style-name="P82">Install Python 3.4</text:p>
          </table:table-cell>
          <table:table-cell table:style-name="Table6.A2" office:value-type="string">
            <text:p text:style-name="P83">Built in, <text:span text:style-name="T162">or: </text:span><text:span text:style-name="T152">sudo apt-get install </text:span><text:span text:style-name="T153">python3.4-dev</text:span></text:p>
          </table:table-cell>
          <table:table-cell table:style-name="Table6.C2" office:value-type="string">
            <text:p text:style-name="P82">https://www.python.org/ → Downloads</text:p>
          </table:table-cell>
        </table:table-row>
        <table:table-row>
          <table:table-cell table:style-name="Table6.A2" office:value-type="string">
            <text:p text:style-name="P82">Install RabbitMQ</text:p>
          </table:table-cell>
          <table:table-cell table:style-name="Table6.A2" office:value-type="string">
            <text:p text:style-name="P148">sudo apt-get install rabbitmq</text:p>
            <text:p text:style-name="P149"><text:span text:style-name="T164">Check it’s working: </text:span>sudo rabbitmqctl status</text:p>
          </table:table-cell>
          <table:table-cell table:style-name="Table6.C2" office:value-type="string">
            <text:p text:style-name="P84">Download/install Erlang from http://www.erlang.org/downloads. <text:span text:style-name="T167">The 32-bit Windows download (Erlang/OTP 18.3) does not work on Windows XP, so everything that follows has been tested on </text:span><text:span text:style-name="T31">Windows 10, </text:span><text:span text:style-name="T32">64-bit</text:span><text:span text:style-name="T31">.</text:span></text:p>
            <text:p text:style-name="P84"/>
            <text:p text:style-name="P82">Download/install RabbitMQ from https://www.rabbitmq.com/ →<text:span text:style-name="T166"> Download. (If you use the default installer, it will find Erlang automatically.)</text:span></text:p>
            <text:p text:style-name="P86"/>
            <text:p text:style-name="P86">Check it’s working: <text:span text:style-name="T5">Start → RabbitMQ Server → RabbitMQ Command Prompt (sbin dir)</text:span>. Then type <text:span text:style-name="T154">rabbitmqctl status</text:span>. <text:span text:style-name="T168">It’s helpful to do this, because you need to tell Windows to allow the various bits of RabbitMQ/Erlang to communicate over internal networks, and (under Windows 10) this triggers the appropriate prompts.</text:span></text:p>
            <text:p text:style-name="P86"/>
            <text:p text:style-name="P87">For additional RabbitMQ help see https://cmatskas.com/getting-started-with-rabbitmq-on-windows/.</text:p>
          </table:table-cell>
        </table:table-row>
        <table:table-row>
          <table:table-cell table:style-name="Table6.A2" office:value-type="string">
            <text:p text:style-name="P82">Create a Python virtual environment <text:span text:style-name="T161">(an isolated set of Python programs that won’t interfere with any other Python things) </text:span>and install CRATE. <text:span text:style-name="T159">Choose your own directory name (replace the bits in bold).</text:span></text:p>
          </table:table-cell>
          <table:table-cell table:style-name="Table6.A2" office:value-type="string">
            <text:p text:style-name="P146">python3.4 -m virtualenv <text:span text:style-name="T12">~/venvs/crate</text:span></text:p>
            <text:p text:style-name="P146"><text:span text:style-name="T39">source </text:span><text:span text:style-name="T12">~/venvs/crate</text:span><text:span text:style-name="T39">/bin/activate</text:span></text:p>
            <text:p text:style-name="P156">python -m pip install --upgrade pip</text:p>
            <text:p text:style-name="P156">pip install crate-anon</text:p>
          </table:table-cell>
          <table:table-cell table:style-name="Table6.C2" office:value-type="string">
            <text:p text:style-name="P147">C:\Python34\python.exe -m ensurepip</text:p>
            <text:p text:style-name="P147">C:\Python34\python.exe -m pip install --upgrade pip</text:p>
            <text:p text:style-name="P147">C:\Python34\python.exe -m pip install --upgrade virtualenv</text:p>
            <text:p text:style-name="P147">C:\Python34\python.exe -m virtualenv <text:span text:style-name="T12">C:\venvs\crate</text:span></text:p>
            <text:p text:style-name="P157">C:\venvs\crate<text:span text:style-name="T39">\Scripts\activate</text:span></text:p>
            <text:p text:style-name="P156">pip install crate-anon</text:p>
          </table:table-cell>
        </table:table-row>
        <table:table-row>
          <table:table-cell table:style-name="Table6.A2" office:value-type="string">
            <text:p text:style-name="P88">Optional. <text:span text:style-name="T39">Install OS prerequisites for some database drivers, required for the next step.</text:span></text:p>
          </table:table-cell>
          <table:table-cell table:style-name="Table6.A2" office:value-type="string">
            <text:p text:style-name="P158">For MySQLdb (mysql-python):</text:p>
            <text:list xml:id="list6965279909567696755" text:style-name="L1">
              <text:list-item>
                <text:p text:style-name="P236">sudo apt-get install mysql</text:p>
              </text:list-item>
            </text:list>
          </table:table-cell>
          <table:table-cell table:style-name="Table6.C2" office:value-type="string">
            <text:p text:style-name="P159">For MySQLdb (mysql-python), <text:span text:style-name="T160">mysqlclient, or any other Python 3.4 module that needs to build itself from C/C++ source:</text:span></text:p>
            <text:list xml:id="list2192350764081488139" text:style-name="L2">
              <text:list-item>
                <text:p text:style-name="P238"><text:span text:style-name="T160">I</text:span>nstall Microsoft Visual Studio 2010 (Visual C++ 10.0) or Visual C++ Express 2010. Under 64-bit Windows, <text:span text:style-name="T160">or if you have a later version of Visual Studio, </text:span>see also http://stackoverflow.com/questions/28251314; you’ll need to se the VS100COMNTOOLS environment variable.</text:p>
              </text:list-item>
            </text:list>
            <text:p text:style-name="P160">For psycopg2:</text:p>
            <text:list xml:id="list7020211286317789104" text:style-name="L3">
              <text:list-item>
                <text:p text:style-name="P239">Install PostgreSQL.</text:p>
              </text:list-item>
            </text:list>
          </table:table-cell>
        </table:table-row>
        <table:table-row>
          <table:table-cell table:style-name="Table6.A2" office:value-type="string">
            <text:p text:style-name="P82"><text:span text:style-name="T12">Optional. </text:span>Install Python drivers for the databases you wish to use. <text:span text:style-name="T163">You probably only need </text:span><text:span text:style-name="T9">one</text:span><text:span text:style-name="T137"> set of drivers for each database!</text:span></text:p>
          </table:table-cell>
          <table:table-cell table:style-name="Table6.C2" table:number-columns-spanned="2" office:value-type="string">
            <text:p text:style-name="P89">MySQL</text:p>
            <text:list xml:id="list7657998998574224399" text:style-name="L4">
              <text:list-item>
                <text:p text:style-name="P237">pip install mysql-python</text:p>
              </text:list-item>
              <text:list-item>
                <text:p text:style-name="P237">pip install mysqlclient</text:p>
              </text:list-item>
              <text:list-item>
                <text:p text:style-name="P247">Install MySQL Connector/Python from http://dev.mysql.com/downloads/connector/python/</text:p>
              </text:list-item>
              <text:list-item>
                <text:p text:style-name="P237">pip install pymysql</text:p>
              </text:list-item>
            </text:list>
            <text:p text:style-name="P89">SQL Server</text:p>
            <text:list xml:id="list3822555778469190113" text:style-name="L5">
              <text:list-item>
                <text:p text:style-name="P260">pip install pymssql django-pymssql</text:p>
              </text:list-item>
              <text:list-item>
                <text:p text:style-name="P260">pip install django-pyodbc-azure</text:p>
              </text:list-item>
            </text:list>
            <text:p text:style-name="P89">PostgreSQL</text:p>
            <text:list xml:id="list7193704782175558101" text:style-name="L6">
              <text:list-item>
                <text:p text:style-name="P261">pip install psycopg2</text:p>
              </text:list-item>
            </text:list>
          </table:table-cell>
          <table:covered-table-cell/>
        </table:table-row>
        <table:table-row>
          <table:table-cell table:style-name="Table6.A2" office:value-type="string">
            <text:p text:style-name="P91">Configure the various parts of CRATE for your system.</text:p>
          </table:table-cell>
          <table:table-cell table:style-name="Table6.C2" table:number-columns-spanned="2" office:value-type="string">
            <text:p text:style-name="P163"><text:span text:style-name="T64">The anonymiser and NLP manager are run on an ad-hoc or regularly scheduled basis, and do not need to be kept running continuously. </text:span><text:span text:style-name="T63">For the <text:s/></text:span><text:span text:style-name="T34">anonymiser, </text:span><text:span text:style-name="T63">you will need a .INI-style configuration file that the </text:span><text:span text:style-name="T34">CRATE_ANON_CONFIG</text:span><text:span text:style-name="T63"> environment variable points to when the anonymiser is run (and a .TSV format data dictionary that the configuration file points to). For the </text:span><text:span text:style-name="T34">NLP manager, </text:span><text:span text:style-name="T63">you will need </text:span><text:span text:style-name="T64">another .INI-style configuration file that the </text:span><text:span text:style-name="T35">CRATE_NLP_CONFIG </text:span><text:span text:style-name="T64">environment variable points to when the NLP manager is run.</text:span></text:p>
            <text:p text:style-name="P243"/>
            <text:p text:style-name="P163"><text:span text:style-name="T170">For the </text:span><text:span text:style-name="T34">web service, </text:span><text:span text:style-name="T64">which you will want to run continuously, </text:span><text:span text:style-name="T63">you will need a Python </text:span><text:span text:style-name="T64">(Django) </text:span><text:span text:style-name="T63">configuration file that the </text:span><text:span text:style-name="T34">CRATE_WEB_LOCAL_SETTINGS</text:span><text:span text:style-name="T63"> environment variable points to when the web server processes are run.</text:span></text:p>
            <text:p text:style-name="P244"/>
            <text:p text:style-name="P164"><text:span text:style-name="T12">See below</text:span><text:span text:style-name="T39"> for details of these configuration files.</text:span></text:p>
          </table:table-cell>
          <table:covered-table-cell/>
        </table:table-row>
        <table:table-row>
          <table:table-cell table:style-name="Table6.A2" office:value-type="string">
            <text:p text:style-name="P92">Build the admin database for the web interface. <text:span text:style-name="T175">Set up static files for service. </text:span>Create a superuser.</text:p>
          </table:table-cell>
          <table:table-cell table:style-name="Table6.C2" table:number-columns-spanned="2" office:value-type="string">
            <text:p text:style-name="P165">Create the database yourself using your normal database management tool. Make sure that the config file pointed to by the CRATE_WEB_LOCAL_SETTINGS environment variable is pointing to it. From the activated virtual environment:</text:p>
            <text:p text:style-name="P165"/>
            <text:p text:style-name="P152">crate_django_manage migrate</text:p>
            <text:p text:style-name="P152">crate_django_manage collectstatic</text:p>
            <text:p text:style-name="P153">crate_django_manage createsuperuser</text:p>
          </table:table-cell>
          <table:covered-table-cell/>
        </table:table-row>
        <table:table-row>
          <table:table-cell table:style-name="Table6.A2" office:value-type="string">
            <text:p text:style-name="P93">Test the web server and message queue</text:p>
          </table:table-cell>
          <table:table-cell table:style-name="Table6.C2" table:number-columns-spanned="2" office:value-type="string">
            <text:p text:style-name="P167">In two separate command windows, with the virtual environment activated in each, run the following two programs:</text:p>
            <text:p text:style-name="P167"/>
            <text:p text:style-name="P154">crate_launch_cherrypy_server</text:p>
            <text:p text:style-name="P154"/>
            <text:p text:style-name="P154">crate_launch_celery --<text:span text:style-name="T177">debug</text:span></text:p>
            <text:p text:style-name="P166"/>
            <text:p text:style-name="P166">Browse to the web site. Choose <text:span text:style-name="T12">‘Test message queue by sending an e-mail to the RDBM’.</text:span><text:span text:style-name="T39"> If an e-mail arrives, that’s good. </text:span><text:span text:style-name="T65">If you can’t see the web site, there’s a configuration problem. If you can see the web site but no e-mail arrives, </text:span><text:span text:style-name="T39">check:</text:span></text:p>
            <text:list xml:id="list3092059904621547777" text:style-name="L7">
              <text:list-item>
                <text:p text:style-name="P240"><text:span text:style-name="T39">that e-mail </text:span><text:span text:style-name="T11">server</text:span><text:span text:style-name="T141"> and the RDBM e-mail </text:span><text:span text:style-name="T11">destination</text:span><text:span text:style-name="T141"> are correctly configured in the Django config file (as per CRATE_WEB_LOCAL_SETTINGS);</text:span></text:p>
              </text:list-item>
              <text:list-item>
                <text:p text:style-name="P245">check the Django log;</text:p>
              </text:list-item>
              <text:list-item>
                <text:p text:style-name="P245">check the Celery log;</text:p>
              </text:list-item>
              <text:list-item>
                <text:p text:style-name="P241"><text:span text:style-name="T141">from the RabbitMQ administrative command prompt, run </text:span><text:span text:style-name="T158">rabbitmqctl list_queues </text:span><text:span text:style-name="T157">name messages consumers</text:span><text:span text:style-name="T144">; </text:span><text:span text:style-name="T143">this shows each queue’s name along with the number of messages in the queue and the number of consumers. If the number of messages is stuck at &gt;0, they’re not being consumed properly.</text:span></text:p>
              </text:list-item>
              <text:list-item>
                <text:p text:style-name="P242"><text:soft-page-break/><text:span text:style-name="T143">r</text:span><text:span text:style-name="T141">un </text:span><text:span text:style-name="T156">crate_launch_flower</text:span><text:span text:style-name="T141"> and browse to http://localhost:5555/ to explore the messaging system.</text:span></text:p>
              </text:list-item>
            </text:list>
          </table:table-cell>
          <table:covered-table-cell/>
        </table:table-row>
        <table:table-row>
          <table:table-cell table:style-name="Table6.A2" office:value-type="string">
            <text:p text:style-name="P90">Configure the web service (Django + Celery) parts of CRATE to run automatically.</text:p>
          </table:table-cell>
          <table:table-cell table:style-name="Table6.A2" office:value-type="string">
            <text:p text:style-name="P161">Try to avoid managing this by hand! That’s what the .deb file is there for.</text:p>
          </table:table-cell>
          <table:table-cell table:style-name="Table6.C2" office:value-type="string">
            <text:p text:style-name="P170">SERVICE METHOD</text:p>
            <text:p text:style-name="P169"/>
            <text:p text:style-name="P169">Using a <text:span text:style-name="T12">privileged</text:span><text:span text:style-name="T39"> command prompt </text:span><text:span text:style-name="T62">[</text:span><text:span text:style-name="T39">e.g. on Windows 10: Winkey+X → </text:span><text:span text:style-name="T11">Command Prompt (Admin)</text:span><text:span text:style-name="T142">]</text:span><text:span text:style-name="T141"> activate the virtual environment and install the service:</text:span></text:p>
            <text:p text:style-name="P150"/>
            <text:p text:style-name="P151"><text:span text:style-name="T33">C:\venvs\crate</text:span><text:span text:style-name="T61">\Scripts\activate</text:span></text:p>
            <text:p text:style-name="P151">crate_windows_service install</text:p>
            <text:p text:style-name="P161"/>
            <text:p text:style-name="P162">Set the system (not user!) environment variable CRATE_WINSERVICE_LOGDIR to a writable directory. <text:span text:style-name="T169">In older versions of Windows you had to r</text:span>eboot or the service manager <text:span text:style-name="T169">wouldn’t </text:span>see it, <text:span text:style-name="T169">but Windows 10 seems to cope happily.</text:span> You can start the CRATE service manually, or configure it to start automatically on boot, or (with the virtual environment activated) with <text:span text:style-name="T152">crate_windows_service start</text:span>.</text:p>
            <text:p text:style-name="P162"/>
            <text:p text:style-name="P170">TASK SCHEDULER METHOD</text:p>
            <text:p text:style-name="P168"/>
            <text:p text:style-name="P168">In principle you could also run the scripts via the Windows Task Scheduler, rather than as a service; see https://www.calazan.com/windows-tip-run-applications-in-the-background-using-task-scheduler/, e.g. with tasks like</text:p>
            <text:p text:style-name="P168"/>
            <text:p text:style-name="P155">cmd /c C:\venvs\crate\Scripts\crate_launch_cherrypy_server &gt;&gt;C:\crate_logs\djangolog.txt 2&gt;&amp;1</text:p>
            <text:p text:style-name="P155"/>
            <text:p text:style-name="P155">cmd /c C:\venvs\crate\Scripts\crate_launch_celery &gt;&gt;C:\crate_logs\celerylog.txt 2&gt;&amp;1</text:p>
            <text:p text:style-name="P155"/>
            <text:p text:style-name="P168">… but I’ve not bothered to test this, as the Service method works fine.</text:p>
          </table:table-cell>
        </table:table-row>
        <table:table-row>
          <table:table-cell table:style-name="Table6.A2" office:value-type="string">
            <text:p text:style-name="P94">Retest the web server and message queue.</text:p>
          </table:table-cell>
          <table:table-cell table:style-name="Table6.C2" table:number-columns-spanned="2" office:value-type="string">
            <text:p text:style-name="P246">Going to a “behind-the-scenes” mode of operation has the potential to go wrong, so retest that the web server and the e-mail transmission task work.</text:p>
          </table:table-cell>
          <table:covered-table-cell/>
        </table:table-row>
      </table:table>
      <text:p text:style-name="P20"/>
      <text:h text:style-name="P254" text:outline-level="1">Configuring the anonymiser</text:h>
      <text:p text:style-name="P25">Run <text:span text:style-name="T152">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22"><text:tab/>crate_anonymise --full</text:p>
      <text:p text:style-name="P23"><text:tab/><text:span text:style-name="T178">crate_anonymise --incremental</text:span></text:p>
      <text:p text:style-name="P23"><text:tab/><text:span text:style-name="T178">crate_anonymise_multiprocess --full</text:span></text:p>
      <text:p text:style-name="P23"><text:tab/><text:span text:style-name="T178">crate_anonymise_multiprocess --incremental</text:span></text:p>
      <text:p text:style-name="P18">Get more help with</text:p>
      <text:p text:style-name="P22"><text:tab/>crate_anonymise --help</text:p>
      <text:h text:style-name="P254"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ext:soft-page-break/>the GATE demonstration name/location NLP app). Use</text:p>
      <text:p text:style-name="P22"><text:tab/>crate_nlp --help</text:p>
      <text:p text:style-name="P18">for more help.</text:p>
      <text:h text:style-name="P255" text:outline-level="1">Configuring the web front end</text:h>
      <text:p text:style-name="P18">If you’ve i<text:span text:style-name="T164">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77">You’ll also want to implement SSL (HTTPS) access. For Linux, instructions are in the ‘instructions.txt’ file as above. For Windows, the quickest is to use the CherryPy server, launched with crate_launch_cherrypy_server. </text:span><text:span text:style-name="T78">For help, run</text:span></text:p>
      <text:p text:style-name="P28"><text:span text:style-name="T78"><text:tab/> </text:span><text:span text:style-name="T77">crate_launch_cherrypy_server --</text:span><text:span text:style-name="T78">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56"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4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7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0">MySQL</text:p>
          </table:table-cell>
          <table:table-cell table:style-name="Table1.B2" office:value-type="string">
            <text:p text:style-name="P32">Django</text:p>
          </table:table-cell>
          <table:table-cell table:style-name="Table1.B2" office:value-type="string">
            <text:p text:style-name="P35"><text:span text:style-name="T17">MySQLdb</text:span><text:span text:style-name="T40"> →</text:span><text:span text:style-name="T41">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4">MySQLdb is a C extension to Python to talk to MySQL </text:span><text:span text:style-name="T133">(</text:span><text:span text:style-name="T139">pip install mysql-python; import MySQLdb</text:span><text:span text:style-name="T133">)</text:span><text:span text:style-name="T134">. </text:span><text:span text:style-name="T136">As of Apr 2016, it doesn’t support Python 3.</text:span><text:span text:style-name="T136"><text:note text:id="ftn2" text:note-class="footnote"><text:note-citation>2</text:note-citation><text:note-body><text:p text:style-name="P172">https://docs.djangoproject.com/en/1.9/ref/databases/; https://pypi.python.org/pypi/MySQL-python/1.2.4</text:p></text:note-body></text:note></text:span><text:span text:style-name="T136"> It also requires appropriate libraries to build itself, so can fail to autoinstall. It doesn’t autoinstall on a clean Linux box. It uses the GPL. </text:span><text:span text:style-name="T107">ENGINE setting is </text:span><text:span text:style-name="T19">django.db.backends.mysql</text:span><text:span text:style-name="T50">.</text:span></text:p>
          </table:table-cell>
        </table:table-row>
        <text:soft-page-break/>
        <table:table-row>
          <table:table-cell table:style-name="Table1.A27" office:value-type="string">
            <text:p text:style-name="P32"/>
          </table:table-cell>
          <table:table-cell table:style-name="Table1.B34" office:value-type="string">
            <text:p text:style-name="P97">Django</text:p>
          </table:table-cell>
          <table:table-cell table:style-name="Table1.C34" office:value-type="string">
            <text:p text:style-name="P95"><text:span text:style-name="T12">mysqlclient</text:span><text:span text:style-name="T40"> →</text:span><text:span text:style-name="T41"> TCP/IP</text:span></text:p>
          </table:table-cell>
          <table:table-cell table:style-name="Table1.D34" office:value-type="string">
            <text:p text:style-name="P99">Linux</text:p>
          </table:table-cell>
          <table:table-cell table:style-name="Table1.E34" office:value-type="string">
            <text:p text:style-name="P111">Yes, but <text:span text:style-name="T108">GPL</text:span>.</text:p>
          </table:table-cell>
          <table:table-cell table:style-name="Table1.F34" office:value-type="string">
            <text:p text:style-name="P126">mysqlclient (<text:span text:style-name="T12">pip install mysqlclient; </text:span><text:span text:style-name="T17">import MySQLdb</text:span>)<text:note text:id="ftn3" text:note-class="footnote"><text:note-citation>3</text:note-citation><text:note-body><text:p text:style-name="P174">https://pypi.python.org/pypi/mysqlclient; <text:span text:style-name="T149">https://mysqlclient.readthedocs.io/en/latest/</text:span></text:p></text:note-body></text:note> is <text:span text:style-name="T85">a drop-in replacement for MySQLdb</text:span>. <text:span text:style-name="T71">It uses the GPL. It </text:span>is <text:span text:style-name="T71">Django’s </text:span>recommended method for using MySQL.<text:note text:id="ftn4" text:note-class="footnote"><text:note-citation>4</text:note-citation><text:note-body><text:p text:style-name="P172">https://docs.djangoproject.com/en/1.9/ref/databases/</text:p></text:note-body></text:note> <text:span text:style-name="T71">It uses the GPL.<text:tab/></text:span></text:p>
          </table:table-cell>
        </table:table-row>
        <table:table-row>
          <table:table-cell table:style-name="Table1.A27" office:value-type="string">
            <text:p text:style-name="P32"/>
          </table:table-cell>
          <table:table-cell table:style-name="Table1.B34" office:value-type="string">
            <text:p text:style-name="P128">Django</text:p>
          </table:table-cell>
          <table:table-cell table:style-name="Table1.C34" office:value-type="string">
            <text:p text:style-name="P129">”</text:p>
          </table:table-cell>
          <table:table-cell table:style-name="Table1.D34" office:value-type="string">
            <text:p text:style-name="P130">Windows</text:p>
          </table:table-cell>
          <table:table-cell table:style-name="Table1.E34" office:value-type="string">
            <text:p text:style-name="P131">Not out of the box.</text:p>
          </table:table-cell>
          <table:table-cell table:style-name="Table1.F34" office:value-type="string">
            <text:p text:style-name="P131">Does not autoinstall (pip install mysqlclient), on a ‘clean’ machine, failing with the “query_vcvarsall” error indicating that it wants the Visual C++ <text:span text:style-name="T150">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7">MySQL Connector/Python</text:span><text:span text:style-name="T39"> →</text:span><text:span text:style-name="T41"> TCP/IP</text:span></text:p>
          </table:table-cell>
          <table:table-cell table:style-name="Table1.D34" office:value-type="string">
            <text:p text:style-name="P38">Linux, Windows</text:p>
          </table:table-cell>
          <table:table-cell table:style-name="Table1.E34" office:value-type="string">
            <text:p text:style-name="P40">Yes, but <text:span text:style-name="T108">GPL</text:span>.</text:p>
          </table:table-cell>
          <table:table-cell table:style-name="Table1.F34" office:value-type="string">
            <text:p text:style-name="P37"><text:span text:style-name="T82">T</text:span>he Oracle <text:span text:style-name="T71">pure-Python </text:span>driver (Oracle own MySQL).<text:note text:id="ftn5" text:note-class="footnote"><text:note-citation>5</text:note-citation><text:note-body><text:p text:style-name="P175">http://dev.mysql.com/downloads/connector/python/</text:p></text:note-body></text:note> It can be installed via pip using a direct-download URL; <text:span text:style-name="T82">then use </text:span><text:span text:style-name="T17">import mysql.connector</text:span>.<text:note text:id="ftn6" text:note-class="footnote"><text:note-citation>6</text:note-citation><text:note-body><text:p text:style-name="P175">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1">This is perhaps unclear legally,</text:span><text:span text:style-name="T71"><text:note text:id="ftn7" text:note-class="footnote"><text:note-citation>7</text:note-citation><text:note-body><text:p text:style-name="P176">http://opensource.stackexchange.com/questions/2139; http://opensource.stackexchange.com/questions/1640</text:p></text:note-body></text:note></text:span><text:span text:style-name="T71"> but best to avoid potential problems. It is slower than MySQLdb.</text:span><text:span text:style-name="T71"><text:note text:id="ftn8" text:note-class="footnote"><text:note-citation>8</text:note-citation><text:note-body><text:p text:style-name="P207">http://charlesnagy.info/it/python/python-mysqldb-vs-mysql-connector-query-performance</text:p></text:note-body></text:note></text:span><text:span text:style-name="T71"> The ENGINE setting is ‘mysql.connector.django’.</text:span><text:span text:style-name="T71"><text:note text:id="ftn9" text:note-class="footnote"><text:note-citation>9</text:note-citation><text:note-body><text:p text:style-name="P206">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97">Django</text:p>
          </table:table-cell>
          <table:table-cell table:style-name="Table1.C34" office:value-type="string">
            <text:p text:style-name="P95"><text:span text:style-name="T17">PyMySQLdb</text:span><text:span text:style-name="T13"> </text:span><text:span text:style-name="T15">(</text:span><text:span text:style-name="T40">masquerading as </text:span><text:span text:style-name="T45">MySQLdb</text:span><text:span text:style-name="T41">) → TCP/IP</text:span></text:p>
          </table:table-cell>
          <table:table-cell table:style-name="Table1.D34" office:value-type="string">
            <text:p text:style-name="P114">Linux, Windows</text:p>
          </table:table-cell>
          <table:table-cell table:style-name="Table1.E34" office:value-type="string">
            <text:p text:style-name="P117">Yes</text:p>
          </table:table-cell>
          <table:table-cell table:style-name="Table1.F34" office:value-type="string">
            <text:p text:style-name="P96"><text:span text:style-name="T134">PyMySQL</text:span><text:span text:style-name="T134"><text:note text:id="ftn10" text:note-class="footnote"><text:note-citation>10</text:note-citation><text:note-body><text:p text:style-name="P203">https://github.com/PyMySQL/PyMySQL; https://pypi.python.org/pypi/PyMySQL</text:p></text:note-body></text:note></text:span><text:span text:style-name="T134"> </text:span><text:span text:style-name="T138">(</text:span><text:span text:style-name="T140">pip install pymysql</text:span><text:span text:style-name="T138">) </text:span><text:span text:style-name="T134">is a pure-Python replacement for MySQLdb. </text:span><text:span text:style-name="T135">It uses the MIT License. </text:span>PyMySQL can masquerade as MySQLdb <text:span text:style-name="T174">upon explicit request</text:span>. <text:span text:style-name="T108">The ENGINE setting remains </text:span><text:span text:style-name="T19">django.db.backends.mysql</text:span><text:span text:style-name="T50">, but </text:span><text:span text:style-name="T51">a short extra import statement is required in manage.py.</text:span><text:span text:style-name="T39"><text:note text:id="ftn11" text:note-class="footnote"><text:note-citation>11</text:note-citation><text:note-body><text:p text:style-name="P173">http://stackoverflow.com/questions/2636536; <text:span text:style-name="T38">http://stackoverflow.com/questions/13320343/</text:span></text:p></text:note-body></text:note></text:span><text:span text:style-name="T39"> </text:span><text:span text:style-name="T30">CRATE implements this fix, </text:span><text:span text:style-name="T60">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2">SQLAlchemy</text:p>
          </table:table-cell>
          <table:table-cell table:style-name="Table1.C30" office:value-type="string">
            <text:p text:style-name="P141">MySQLdb<text:span text:style-name="T40"> →</text:span><text:span text:style-name="T41"> TCP/IP</text:span></text:p>
          </table:table-cell>
          <table:table-cell table:style-name="Table1.D30" office:value-type="string">
            <text:p text:style-name="P143">Linux, Windows</text:p>
          </table:table-cell>
          <table:table-cell table:style-name="Table1.E30" office:value-type="string">
            <text:p text:style-name="P144">No</text:p>
          </table:table-cell>
          <table:table-cell table:style-name="Table1.F30" office:value-type="string">
            <text:p text:style-name="P145"><text:span text:style-name="T72">Python 2 only, a</text:span>s above. <text:span text:style-name="T81">(MySQLdb is synonymous with mysql-python.)</text:span></text:p>
          </table:table-cell>
        </table:table-row>
        <table:table-row>
          <table:table-cell table:style-name="Table1.A27" office:value-type="string">
            <text:p text:style-name="P32"/>
          </table:table-cell>
          <table:table-cell table:style-name="Table1.B34" office:value-type="string">
            <text:p text:style-name="P113">SQLAlchemy</text:p>
          </table:table-cell>
          <table:table-cell table:style-name="Table1.C34" office:value-type="string">
            <text:p text:style-name="P95"><text:span text:style-name="T12">mysqlclient</text:span><text:span text:style-name="T40"> →</text:span><text:span text:style-name="T41"> TCP/IP</text:span></text:p>
          </table:table-cell>
          <table:table-cell table:style-name="Table1.D34" office:value-type="string">
            <text:p text:style-name="P99">Linux</text:p>
          </table:table-cell>
          <table:table-cell table:style-name="Table1.E34" office:value-type="string">
            <text:p text:style-name="P111">Yes</text:p>
          </table:table-cell>
          <table:table-cell table:style-name="Table1.F34" office:value-type="string">
            <text:p text:style-name="P127"><text:span text:style-name="T59">As above. </text:span><text:span text:style-name="T23">Faster than PyMySQL.</text:span><text:span text:style-name="T54"><text:note text:id="ftn12" text:note-class="footnote"><text:note-citation>12</text:note-citation><text:note-body><text:p text:style-name="P201">http://techspot.zzzeek.org/2015/02/15/asynchronous-python-and-databases/</text:p></text:note-body></text:note></text:span><text:span text:style-name="T54"> </text:span><text:span text:style-name="T56">The URL is ‘mysql+mysqldb://user:password@host:port/database?charset=utf8’.</text:span></text:p>
          </table:table-cell>
        </table:table-row>
        <table:table-row>
          <table:table-cell table:style-name="Table1.A27" office:value-type="string">
            <text:p text:style-name="P32"/>
          </table:table-cell>
          <table:table-cell table:style-name="Table1.B34" office:value-type="string">
            <text:p text:style-name="P97">SQLAlchemy</text:p>
          </table:table-cell>
          <table:table-cell table:style-name="Table1.C34" office:value-type="string">
            <text:p text:style-name="P123">PyMySQL<text:span text:style-name="T41"> → TCP/IP</text:span></text:p>
          </table:table-cell>
          <table:table-cell table:style-name="Table1.D34" office:value-type="string">
            <text:p text:style-name="P98">Linux, Windows</text:p>
          </table:table-cell>
          <table:table-cell table:style-name="Table1.E34" office:value-type="string">
            <text:p text:style-name="P116">Yes</text:p>
          </table:table-cell>
          <table:table-cell table:style-name="Table1.F34" office:value-type="string">
            <text:p text:style-name="P110"><text:span text:style-name="T133">SQLAlchemy supports </text:span>PyMySQL directly. <text:span text:style-name="T149">Pure Python, but slower than MySQLdb (mysqlclient). </text:span>See above. <text:span text:style-name="T81">The URL is ‘</text:span><text:span text:style-name="T44">mysql+pymysql://user:password@host:</text:span><text:span text:style-name="T56">port</text:span><text:span text:style-name="T44">/database?</text:span><text:span text:style-name="T56">charset=utf8</text:span><text:span text:style-name="T81">’.</text:span></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7">MySQL Connector/Python</text:span><text:span text:style-name="T40"> →</text:span><text:span text:style-name="T41"> TCP/IP</text:span></text:p>
          </table:table-cell>
          <table:table-cell table:style-name="Table1.D34" office:value-type="string">
            <text:p text:style-name="P38">Linux, Windows</text:p>
          </table:table-cell>
          <table:table-cell table:style-name="Table1.E34" office:value-type="string">
            <text:p text:style-name="P41">Yes</text:p>
          </table:table-cell>
          <table:table-cell table:style-name="Table1.F34" office:value-type="string">
            <text:p text:style-name="P40"><text:span text:style-name="T149">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4">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4">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PyODBC</text:span><text:span text:style-name="T39"> →</text:span><text:span text:style-name="T41">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77">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2">zx</text:span><text:span text:style-name="T17">JDBC</text:span><text:span text:style-name="T39"> →</text:span><text:span text:style-name="T41">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77">http://docs.sqlalchemy.org/en/rel_1_0/dialects/mysql.html</text:p></text:note-body></text:note> <text:span text:style-name="T82">The zxJDBC package is part of Jython.</text:span><text:span text:style-name="T82"><text:note text:id="ftn15" text:note-class="footnote"><text:note-citation>15</text:note-citation><text:note-body><text:p text:style-name="P183"><text:span text:style-name="T83">http://www.jython.org/archive/21/docs/zxjdbc.html; </text:span>http://www.jython.org/jythonbook/en/1.0/DatabasesAndJython.html</text:p></text:note-body></text:note></text:span></text:p>
          </table:table-cell>
        </table:table-row>
        <table:table-row>
          <table:table-cell table:style-name="Table1.A27" office:value-type="string">
            <text:p text:style-name="P75">SQL Server <text:span text:style-name="T79">(MS SQL)</text:span></text:p>
          </table:table-cell>
          <table:table-cell table:style-name="Table1.B30" office:value-type="string">
            <text:p text:style-name="P42">Django</text:p>
          </table:table-cell>
          <table:table-cell table:style-name="Table1.C30" office:value-type="string">
            <text:p text:style-name="P73">django-mssql<text:span text:style-name="T40"> →</text:span><text:span text:style-name="T41">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77">https://docs.djangoproject.com/en/1.9/ref/databases/</text:p></text:note-body></text:note> django-mssql is a third-party back-end, <text:span text:style-name="T145">but it’s the semi-official one</text:span>.<text:note text:id="ftn17" text:note-class="footnote"><text:note-citation>17</text:note-citation><text:note-body><text:p text:style-name="P177">http://django-mssql.readthedocs.org/en/latest/</text:p></text:note-body></text:note> It is Windows-only.<text:note text:id="ftn18" text:note-class="footnote"><text:note-citation>18</text:note-citation><text:note-body><text:p text:style-name="P177">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0">”</text:p>
          </table:table-cell>
          <table:table-cell table:style-name="Table1.D34" office:value-type="string">
            <text:p text:style-name="P102">Windows</text:p>
          </table:table-cell>
          <table:table-cell table:style-name="Table1.E34" office:value-type="string">
            <text:p text:style-name="P112">Presumably!</text:p>
          </table:table-cell>
          <table:table-cell table:style-name="Table1.F34" office:value-type="string">
            <text:p text:style-name="P102">Should work; untested. <text:span text:style-name="T76">Can’t be shipped </text:span></text:p>
          </table:table-cell>
        </table:table-row>
        <text:soft-page-break/>
        <table:table-row>
          <table:table-cell table:style-name="Table1.A27" office:value-type="string">
            <text:p text:style-name="P42"/>
          </table:table-cell>
          <table:table-cell table:style-name="Table1.B34" office:value-type="string">
            <text:p text:style-name="P139">Django</text:p>
          </table:table-cell>
          <table:table-cell table:style-name="Table1.C34" office:value-type="string">
            <text:p text:style-name="P140">django-pymssql → pymssql <text:span text:style-name="T39">→ </text:span><text:span text:style-name="T41">TCP/IP</text:span></text:p>
          </table:table-cell>
          <table:table-cell table:style-name="Table1.D34" office:value-type="string">
            <text:p text:style-name="P137">Linux</text:p>
          </table:table-cell>
          <table:table-cell table:style-name="Table1.E34" office:value-type="string">
            <text:p text:style-name="P135">Not with Django 1.8. <text:note text:id="ftn19" text:note-class="footnote"><text:note-citation>19</text:note-citation><text:note-body><text:p text:style-name="P204">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36">This pair of tools <text:span text:style-name="T76">(MIT License and LGPL respectively)</text:span><text:note text:id="ftn20" text:note-class="footnote"><text:note-citation>20</text:note-citation><text:note-body><text:p text:style-name="P178">https://github.com/aaugustin/django-pymssql; http://www.pymssql.org/en/latest/</text:p></text:note-body></text:note> <text:span text:style-name="T76">is intended for Linux use (</text:span><text:span text:style-name="T16">pip install pymssql; pip install django-pymssql; import pymssql; </text:span><text:span text:style-name="T76">etc.)</text:span>. <text:span text:style-name="T76">The pymssql library uses FreeTDS code to communicate with SQL Server. Under Ubuntu, there are prerequisites for pymssql (</text:span><text:span text:style-name="T16">sudo apt-get install freetds-dev</text:span><text:span text:style-name="T48"> </text:span><text:span text:style-name="T49">first</text:span><text:span text:style-name="T76">).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39">Django</text:p>
          </table:table-cell>
          <table:table-cell table:style-name="Table1.C34" office:value-type="string">
            <text:p text:style-name="P140">django-pymssql → pymssql <text:span text:style-name="T39">→ </text:span><text:span text:style-name="T41">TCP/IP</text:span></text:p>
          </table:table-cell>
          <table:table-cell table:style-name="Table1.D34" office:value-type="string">
            <text:p text:style-name="P138">Windows</text:p>
          </table:table-cell>
          <table:table-cell table:style-name="Table1.E34" office:value-type="string">
            <text:p text:style-name="P135">Probably not, as above.</text:p>
          </table:table-cell>
          <table:table-cell table:style-name="Table1.F34" office:value-type="string">
            <text:p text:style-name="P135">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4">django-pyodbc</text:span><text:span text:style-name="T42"> →</text:span><text:span text:style-name="T41">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78">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6">django-sqlserver<text:span text:style-name="T39"> →</text:span><text:span text:style-name="T41"> python-tds</text:span><text:span text:style-name="T40"> →</text:span><text:span text:style-name="T41">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5">In 2015, failed with Django 1.9rc1. </text:span>Documented as buggy.<text:note text:id="ftn22" text:note-class="footnote"><text:note-citation>22</text:note-citation><text:note-body><text:p text:style-name="P179">https://github.com/denisenkom/django-sqlserver; <text:span text:style-name="T74">older version was https://bitbucket.org/denisenkom/django-pytds</text:span></text:p></text:note-body></text:note> <text:span text:style-name="T74">Formerly known as django-pytds. Uses the python-tds interface.</text:span><text:span text:style-name="T74"><text:note text:id="ftn23" text:note-class="footnote"><text:note-citation>23</text:note-citation><text:note-body><text:p text:style-name="P180">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2">zxJDBC</text:span><text:span text:style-name="T39">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5">See below.</text:span></text:p>
          </table:table-cell>
        </table:table-row>
        <table:table-row>
          <table:table-cell table:style-name="Table1.A27" office:value-type="string">
            <text:p text:style-name="P42"/>
          </table:table-cell>
          <table:table-cell table:style-name="Table1.B34" office:value-type="string">
            <text:p text:style-name="P101">Django</text:p>
          </table:table-cell>
          <table:table-cell table:style-name="Table1.C34" office:value-type="string">
            <text:p text:style-name="P103"><text:span text:style-name="T12">django-pyodbc-azure</text:span> → pyodbc → ODBC</text:p>
          </table:table-cell>
          <table:table-cell table:style-name="Table1.D34" office:value-type="string">
            <text:p text:style-name="P103">Linux</text:p>
          </table:table-cell>
          <table:table-cell table:style-name="Table1.E34" office:value-type="string">
            <text:p text:style-name="P115">Yes</text:p>
          </table:table-cell>
          <table:table-cell table:style-name="Table1.F34" office:value-type="string">
            <text:p text:style-name="P103">Up to date, <text:span text:style-name="T80">and with the BSD License</text:span>.<text:note text:id="ftn24" text:note-class="footnote"><text:note-citation>24</text:note-citation><text:note-body><text:p text:style-name="P205">https://pypi.python.org/pypi/django-pyodbc-azure</text:p></text:note-body></text:note> <text:span text:style-name="T146">Use </text:span><text:span text:style-name="T27">pip install django-pyodbc-azure</text:span><text:span text:style-name="T57">. The</text:span><text:span text:style-name="T146"> Django ENGINE setting is ‘sql_server.pyodbc’. Under Linux, you can use the FreeTDS ODBC driver, in which case read the </text:span><text:span text:style-name="T27">‘OPTIONS</text:span><text:span text:style-name="T28">’</text:span><text:span text:style-name="T27">: {‘host_is_server’: ...}</text:span><text:span text:style-name="T146"> option carefully in the docs.</text:span></text:p>
          </table:table-cell>
        </table:table-row>
        <table:table-row>
          <table:table-cell table:style-name="Table1.A27" office:value-type="string">
            <text:p text:style-name="P42"/>
          </table:table-cell>
          <table:table-cell table:style-name="Table1.B34" office:value-type="string">
            <text:p text:style-name="P101">Django</text:p>
          </table:table-cell>
          <table:table-cell table:style-name="Table1.C34" office:value-type="string">
            <text:p text:style-name="P103"><text:span text:style-name="T12">django-pyodbc-azure</text:span> → pyodbc → ODBC</text:p>
          </table:table-cell>
          <table:table-cell table:style-name="Table1.D34" office:value-type="string">
            <text:p text:style-name="P105">Windows</text:p>
          </table:table-cell>
          <table:table-cell table:style-name="Table1.E34" office:value-type="string">
            <text:p text:style-name="P121">Presumably, as Linux works.</text:p>
          </table:table-cell>
          <table:table-cell table:style-name="Table1.F34" office:value-type="string">
            <text:p text:style-name="P121">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7"><text:span text:style-name="T74">P</text:span>yODBC<text:span text:style-name="T39"> →</text:span><text:span text:style-name="T43"> ODBC</text:span></text:p>
          </table:table-cell>
          <table:table-cell table:style-name="Table1.D30" office:value-type="string">
            <text:p text:style-name="P56">Linux, <text:span text:style-name="T84">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7">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81">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04">SQLAlchemy</text:p>
          </table:table-cell>
          <table:table-cell table:style-name="Table1.C34" office:value-type="string">
            <text:p text:style-name="P125">pymssql<text:span text:style-name="T39"> →</text:span><text:span text:style-name="T43"> </text:span><text:span text:style-name="T52">FreeTDS → </text:span><text:span text:style-name="T43">TCP/IP</text:span></text:p>
          </table:table-cell>
          <table:table-cell table:style-name="Table1.D34" office:value-type="string">
            <text:p text:style-name="P105">Linux, <text:span text:style-name="T84">Windows</text:span></text:p>
          </table:table-cell>
          <table:table-cell table:style-name="Table1.E34" office:value-type="string">
            <text:p text:style-name="P119">Yes</text:p>
          </table:table-cell>
          <table:table-cell table:style-name="Table1.F34" office:value-type="string">
            <text:p text:style-name="P120"><text:span text:style-name="T117">Uses FreeTDS. Under Linux, the system-wide file is /etc/freetds/freetds.conf; this contains server/database settings.</text:span><text:span text:style-name="T117"><text:note text:id="ftn26" text:note-class="footnote"><text:note-citation>26</text:note-citation><text:note-body><text:p text:style-name="P195">http://www.freetds.org/userguide/freetdsconf.htm</text:p></text:note-body></text:note></text:span><text:span text:style-name="T47"> </text:span><text:span text:style-name="T52">Use the </text:span><text:span text:style-name="T26">tsql</text:span><text:span text:style-name="T52"> command to test it.</text:span><text:span text:style-name="T52"><text:note text:id="ftn27" text:note-class="footnote"><text:note-citation>27</text:note-citation><text:note-body><text:p text:style-name="P196">See <text:span text:style-name="T12">man tsql</text:span><text:span text:style-name="T39">. For</text:span> example, to connect to a server called wombatvmxp, try: <text:span text:style-name="T12">tsql -L -H wombatvmxp</text:span><text:span text:style-name="T39"> to list instances, and </text:span><text:span text:style-name="T12">tsql -H wombatvmxp -p 1433 -U user -P password </text:span><text:span text:style-name="T39">to connect. </text:span><text:span text:style-name="T56">Once you have configured /etc/freetds/freetds.conf, you can use the config section as the server name: </text:span><text:span text:style-name="T25">tsql -S my_sqlserver_connection -U user -P password</text:span><text:span text:style-name="T56">, and you’ll need to get this version working before you can use SQLAlchemy with FreeTDS.</text:span><text:span text:style-name="T39"> </text:span><text:span text:style-name="T56">A command likely to work at the TSQL command prompt is </text:span><text:span text:style-name="T25">SELECT * FROM information_schema.tables</text:span><text:span text:style-name="T56">. </text:span><text:span text:style-name="T39">Remember to type GO (the default batch separator) to execute a command (http://stackoverflow.com/questions/2299249).</text:span></text:p></text:note-body></text:note></text:span><text:span text:style-name="T52"> </text:span><text:span text:style-name="T56">SQLAlchemy 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1">Jython → <text:span text:style-name="T12">zxJDBC</text:span></text:p>
          </table:table-cell>
          <table:table-cell table:style-name="Table1.D34" office:value-type="string">
            <text:p text:style-name="P54">Linux, <text:span text:style-name="T84">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7">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81">http://docs.sqlalchemy.org/en/latest/dialects/mssql.html</text:p></text:note-body></text:note></text:p>
          </table:table-cell>
        </table:table-row>
        <table:table-row>
          <table:table-cell table:style-name="Table1.A34" office:value-type="string">
            <text:p text:style-name="P60">PostgreSQL</text:p>
          </table:table-cell>
          <table:table-cell table:style-name="Table1.B30" office:value-type="string">
            <text:p text:style-name="P106">Django</text:p>
          </table:table-cell>
          <table:table-cell table:style-name="Table1.C30" office:value-type="string">
            <text:p text:style-name="P107">Built in via <text:span text:style-name="T12">psycopg2 </text:span><text:span text:style-name="T39">→</text:span><text:span text:style-name="T46"> TCP/IP</text:span></text:p>
          </table:table-cell>
          <table:table-cell table:style-name="Table1.D30" office:value-type="string">
            <text:p text:style-name="P107">Linux; <text:span text:style-name="T83">Windows</text:span></text:p>
          </table:table-cell>
          <table:table-cell table:style-name="Table1.E30" office:value-type="string">
            <text:p text:style-name="P122">Yes.</text:p>
          </table:table-cell>
          <table:table-cell table:style-name="Table1.F30" office:value-type="string">
            <text:p text:style-name="P108">Psycopg (<text:span text:style-name="T12">pip install psycopg2; </text:span><text:span text:style-name="T18">import psycopg2)</text:span> uses the LGPL.<text:note text:id="ftn29" text:note-class="footnote"><text:note-citation>29</text:note-citation><text:note-body><text:p text:style-name="P182">http://initd.org/psycopg/</text:p></text:note-body></text:note> <text:span text:style-name="T148">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06">SQLAlchemy</text:p>
          </table:table-cell>
          <table:table-cell table:style-name="Table1.C30" office:value-type="string">
            <text:p text:style-name="P124">psycopg2<text:span text:style-name="T39"> →</text:span><text:span text:style-name="T46"> TCP/IP</text:span></text:p>
          </table:table-cell>
          <table:table-cell table:style-name="Table1.D30" office:value-type="string">
            <text:p text:style-name="P107">Linux; <text:span text:style-name="T83">Windows</text:span></text:p>
          </table:table-cell>
          <table:table-cell table:style-name="Table1.E30" office:value-type="string">
            <text:p text:style-name="P118">Yes</text:p>
          </table:table-cell>
          <table:table-cell table:style-name="Table1.F30" office:value-type="string">
            <text:p text:style-name="P109">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8">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ext:soft-page-break/>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8">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8">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2">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3">It’s normally easy for Python to talk to ODBC (via PyODBC). ODBC is built into Windows. ODBC is provided for Linux via third-party products, notably unixODBC.</text:span><text:span text:style-name="T73"><text:note text:id="ftn30" text:note-class="footnote"><text:note-citation>30</text:note-citation><text:note-body><text:p text:style-name="P178">http://www.unixodbc.org/</text:p></text:note-body></text:note></text:span><text:span text:style-name="T73"> <text:s/>However, the ODBC system also requires a database-specific driver, and sometimes this is fiddly.</text:span></text:p>
      <text:p text:style-name="P10"><text:span text:style-name="T7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3"><text:note text:id="ftn31" text:note-class="footnote"><text:note-citation>31</text:note-citation><text:note-body><text:p text:style-name="P178">https://www.microsoft.com/en-gb/download/details.aspx?id=11774</text:p></text:note-body></text:note></text:span><text:span text:style-name="T73"> (2) jTDS is an open-source Type 4 JDBC driver for SQL Server (based on FreeTDS).</text:span><text:span text:style-name="T73"><text:note text:id="ftn32" text:note-class="footnote"><text:note-citation>32</text:note-citation><text:note-body><text:p text:style-name="P178">http://jtds.sourceforge.net/</text:p></text:note-body></text:note></text:span><text:span text:style-name="T7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3141568840250170231" text:style-name="L8">
        <text:list-item>
          <text:p text:style-name="P217"><text:span text:style-name="T58">For MySQL: if you want to install a fast option, use </text:span><text:span text:style-name="T29">MySQL Connector/Python</text:span><text:span text:style-name="T58"> or </text:span><text:span text:style-name="T29">MySQLdb</text:span><text:span text:style-name="T58">.</text:span><text:span text:style-name="T29"> </text:span><text:span text:style-name="T58">If you want to avoid dependencies, use </text:span><text:span text:style-name="T29">PyMySQL</text:span><text:span text:style-name="T58">.</text:span></text:p>
        </text:list-item>
        <text:list-item>
          <text:p text:style-name="P218"><text:span text:style-name="T70">F</text:span><text:span text:style-name="T66">or SQL Server: under Linux, use FreeTDS and the combination of </text:span><text:span text:style-name="T37">django-pyodbc-azure</text:span><text:span text:style-name="T66"> (for Django) and </text:span><text:span text:style-name="T37">pymssql</text:span><text:span text:style-name="T66"> (for SQLAlchemy). </text:span><text:span text:style-name="T69">If you get a connection error, as per the SQL Server bug above, get your admin to sort it out. </text:span><text:span text:style-name="T66">Under Windows, you might as well use the same, except via Windows ODBC rather than FreeTDS.</text:span></text:p>
        </text:list-item>
        <text:list-item>
          <text:p text:style-name="P218"><text:span text:style-name="T66">For PostgreSQL: use </text:span><text:span text:style-name="T37">psycopg2</text:span><text:span text:style-name="T66">, though you may have to install prerequisites (e.g. download and install a dummy copy of PostgreSQL!).</text:span></text:p>
        </text:list-item>
      </text:list>
      <text:p text:style-name="P12">CRATE bundles in PyMySQL, <text:s/><text:span text:style-name="T67">pyodbc, </text:span><text:span text:style-name="T68">django-pyodbc-azure, </text:span><text:span text:style-name="T67">pymssql, django-pymssql, </text:span><text:span text:style-name="T66">and psycopg2</text:span><text:span text:style-name="T67">.</text:span></text:p>
      <text:p text:style-name="P8">Note that the default TCP/IP ports are: MySQL 3306, SQL Server 1433, PostgreSQL 5432.</text:p>
      <text:h text:style-name="P257"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85">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generally very fast. CRATE calls them by name.</text:p>
            <text:list xml:id="list2035384627134451820" text:style-name="L9">
              <text:list-item>
                <text:p text:style-name="P248">unrtf is available for Windows (license: GPL).<text:note text:id="ftn34" text:note-class="footnote"><text:note-citation>34</text:note-citation><text:note-body><text:p text:style-name="P184">https://www.gnu.org/software/unrtf/; http://gnuwin32.sourceforge.net/packages/unrtf.htm</text:p></text:note-body></text:note></text:p>
              </text:list-item>
              <text:list-item>
                <text:p text:style-name="P248">pdftotext is available for Windows as part of Xpdf (license: GPL).<text:note text:id="ftn35" text:note-class="footnote"><text:note-citation>35</text:note-citation><text:note-body><text:p text:style-name="P184">http://www.foolabs.com/xpdf/</text:p></text:note-body></text:note></text:p>
              </text:list-item>
              <text:list-item>
                <text:p text:style-name="P248">antiword<text:note text:id="ftn36" text:note-class="footnote"><text:note-citation>36</text:note-citation><text:note-body><text:p text:style-name="P184">http://www.winfield.demon.nl/</text:p></text:note-body></text:note> can be compiled for Windows and is available as a binary.<text:note text:id="ftn37" text:note-class="footnote"><text:note-citation>37</text:note-citation><text:note-body><text:p text:style-name="P184">http://www-stud.rbi.informatik.uni-frankfurt.de/~markus/antiword/</text:p></text:note-body></text:note></text:p>
              </text:list-item>
              <text:list-item>
                <text:p text:style-name="P248">strings has an equivalent for Windows.<text:note text:id="ftn38" text:note-class="footnote"><text:note-citation>38</text:note-citation><text:note-body><text:p text:style-name="P184">https://technet.microsoft.com/en-us/sysinternals/bb897439.aspx</text:p></text:note-body></text:note></text:p>
              </text:list-item>
            </text:list>
            <text:p text:style-name="P79"><text:soft-page-break/>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4"><text:span text:style-name="T87">Gunicorn is UNIX-only, </text:span><text:span text:style-name="T89">although happily it installs without complaint on Windows, so we don’t need to exclude it from the dependencies</text:span><text:span text:style-name="T87">. </text:span></text:p>
            <text:p text:style-name="P134"><text:span text:style-name="T87"><text:tab/></text:span><text:span text:style-name="T88">Alternatives include: (1) CherryPy. This is pure Python. It supports SSL </text:span><text:span text:style-name="T91">and serves static files</text:span><text:span text:style-name="T88">. Let’s use it. </text:span><text:span text:style-name="T90">(2) </text:span><text:span text:style-name="T95">uWSGI: </text:span><text:span text:style-name="T96">written in C and requires Cygwin; </text:span><text:span text:style-name="T95">probably overly complex. </text:span><text:span text:style-name="T97">(3) </text:span><text:span text:style-name="T95">Waitress.</text:span><text:span text:style-name="T95"><text:note text:id="ftn39" text:note-class="footnote"><text:note-citation>39</text:note-citation><text:note-body><text:p text:style-name="P186">https://pylons.readthedocs.org/projects/waitress/en/latest/</text:p></text:note-body></text:note></text:span><text:span text:style-name="T95"> This doesn’t support SSL but does support reverse proxying.</text:span></text:p>
            <text:p text:style-name="P132"><text:span text:style-name="T86"><text:tab/>CherryPy works nicely; </text:span><text:span text:style-name="T92">I’ve set up </text:span><text:span text:style-name="T86">a launch script and default configuration.</text:span><text:span text:style-name="T86"><text:note text:id="ftn40" text:note-class="footnote"><text:note-citation>40</text:note-citation><text:note-body><text:p text:style-name="P191">But see also: https://baxeico.wordpress.com/2013/10/13/django-on-windows/; http://tools.cherrypy.org/wiki/WindowsService</text:p></text:note-body></text:note></text:span><text:span text:style-name="T86"> </text:span><text:span text:style-name="T98">This is also suitable for Linux use.</text:span><text:span text:style-name="T101"> </text:span><text:span text:style-name="T102">It uses a thread pool by default for its HTTP server. </text:span><text:span text:style-name="T104">It runs as a django manage.py command, so use it as </text:span><text:span text:style-name="T100">crate_django_manage runcpserver</text:span><text:span text:style-name="T104">.</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84">http://docs.celeryproject.org/en/latest/tutorials/daemonizing.html; https://www.calazan.com/windows-tip-run-applications-in-the-background-using-task-scheduler/; <text:span text:style-name="T110">you use the virtualenv’s ‘crate/bin/celeryd’ as the process.</text:span></text:p></text:note-body></text:note> <text:span text:style-name="T111">Services can also be installed from Python.</text:span><text:span text:style-name="T111"><text:note text:id="ftn42" text:note-class="footnote"><text:note-citation>42</text:note-citation><text:note-body><text:p text:style-name="P209">Use ‘pip install pypiwin32’. <text:span text:style-name="T11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84">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5">It does not run under Windows.</text:span><text:span text:style-name="T105"><text:note text:id="ftn44" text:note-class="footnote"><text:note-citation>44</text:note-citation><text:note-body><text:p text:style-name="P189">http://supervisord.org/introduction.html#platform-requirements ; <text:span text:style-name="T113">though see http://stackoverflow.com/questions/7629813 as you can run supervisord under Cygwin.</text:span></text:p></text:note-body></text:note></text:span><text:span text:style-name="T105"> Under Windows, we need to run (a) celery and (b) CherryPy. </text:span>For Celery, this function is replaced by the Windows Task Scheduler. <text:span text:style-name="T106">For CherryPy, there is also a daemon script. It can be run from the command line with </text:span><text:span text:style-name="T36">python -c “from cherrypy.daemon import run; run()”</text:span>. <text:span text:style-name="T172">(An aside: note also Monit; not free, but potentially good, in the UNIX environment.</text:span><text:span text:style-name="T172"><text:note text:id="ftn45" text:note-class="footnote"><text:note-citation>45</text:note-citation><text:note-body><text:p text:style-name="P187">https://mmonit.com/</text:p></text:note-body></text:note></text:span><text:span text:style-name="T172">) See also django-windows-tools.</text:span><text:span text:style-name="T172"><text:note text:id="ftn46" text:note-class="footnote"><text:note-citation>46</text:note-citation><text:note-body><text:p text:style-name="P208">http://django-windows-tools.readthedocs.org/en/latest/index.html; <text:span text:style-name="T171">this seems to be Python 2 only (as of 2016-05-11).</text:span></text:p></text:note-body></text:note></text:span></text:p>
            <text:p text:style-name="P249"><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09">D</text:span>itched; MySQL now supports adequate auditing itself. In mysql.cnf:</text:p>
            <text:list xml:id="list4023267880991589480" text:style-name="L10">
              <text:list-item>
                <text:p text:style-name="P250">Set ‘log_output = TABLE’ (to use the table mysql.general_log), ‘log_output = FILE’ (to use the file specified by the ‘general_log_file’ variable), or ‘log_output = FILE,TABLE’ for both.</text:p>
              </text:list-item>
              <text:list-item>
                <text:p text:style-name="P250">Set ‘general_log = 1’. </text:p>
              </text:list-item>
            </text:list>
            <text:p text:style-name="P133"><text:span text:style-name="T93">Restart MySQL.</text:span><text:span text:style-name="T93"><text:note text:id="ftn47" text:note-class="footnote"><text:note-citation>47</text:note-citation><text:note-body><text:p text:style-name="P188">https://dev.mysql.com/doc/refman/5.7/en/log-destinations.html</text:p></text:note-body></text:note></text:span><text:span text:style-name="T93"> </text:span><text:span text:style-name="T94">The </text:span><text:span text:style-name="T99">TABLE </text:span><text:span text:style-name="T10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0">Library dependencies</text:p>
          </table:table-cell>
          <table:table-cell table:style-name="Table2.B2" office:value-type="string">
            <text:p text:style-name="P69">DOCX extraction prefer<text:span text:style-name="T114">red</text:span> to use python-docx, <text:span text:style-name="T114">which uses lxml, which has C dependencies and is therefore fiddly to install on arbitrary Windows systems (i.e. is not guaranteed to be installed by pip). One option would be for the user to install lxml from e.g. a binary repository</text:span><text:span text:style-name="T114"><text:note text:id="ftn48" text:note-class="footnote"><text:note-citation>48</text:note-citation><text:note-body><text:p text:style-name="P190">http://www.lfd.uci.edu/~gohlke/pythonlibs/#lxml</text:p></text:note-body></text:note></text:span><text:span text:style-name="T114">,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6059646292159194858" text:style-name="L11">
        <text:list-item>
          <text:p text:style-name="P219">Cataloguing databases: <text:span text:style-name="T115">easy.</text:span></text:p>
        </text:list-item>
        <text:list-item>
          <text:p text:style-name="P22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5">and ischema_names. For dialect-specific things, you find ‘LONGBLOB’ (</text:span><text:span text:style-name="T127">str) and ‘LONGBLOB()’ (repr). Dealt with by using the str(coltype) method and adding a reverse lookup via SQLAlchemy dialect.</text:span></text:p>
        </text:list-item>
        <text:list-item>
          <text:p text:style-name="P221">SQL field comments: there is no standard cross-database way.<text:note text:id="ftn49" text:note-class="footnote"><text:note-citation>49</text:note-citation><text:note-body><text:p text:style-name="P200">https://bitbucket.org/zzzeek/sqlalchemy/issues/1546/feature-request-commenting-db-objects , <text:span text:style-name="T132">including my compilation of methods for different backends.</text:span></text:p></text:note-body></text:note> <text:span text:style-name="T132">The web interface c</text:span>ould read comments from the DD, <text:span text:style-name="T13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22"><text:soft-page-break/>Iteration by rows: <text:span text:style-name="T124">if memory constraints become a real problem, </text:span>consider yield_per(); note that some DBAPIs fetch all rows anyway <text:span text:style-name="T123">even if you use cursor.fetchone()</text:span>.<text:note text:id="ftn50" text:note-class="footnote"><text:note-citation>50</text:note-citation><text:note-body><text:p text:style-name="P19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23"><text:span text:style-name="T126">INSERT... ON DUPLICATE KEY UPDATE: tricky.</text:span><text:span text:style-name="T126"><text:note text:id="ftn51" text:note-class="footnote"><text:note-citation>51</text:note-citation><text:note-body><text:p text:style-name="P19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6">http://stackoverflow.com/questions/1382469/sqlalchemy-easy-way-to-insert-or-update</text:span> https://bitbucket.org/zzzeek/sqlalchemy/issues/960</text:p></text:note-body></text:note></text:span><text:span text:style-name="T126"> </text:span><text:span text:style-name="T128">Used a custom dire</text:span><text:span text:style-name="T129">ctive (with compile-specific-to-MySQL option) to append SQL.</text:span></text:p>
        </text:list-item>
        <text:list-item>
          <text:p text:style-name="P224">Character set: tricky. <text:span text:style-name="T131">Getting this wrong leads to MySQL ‘1336, Incorrect string value’ errors or Python ‘UnicodeEncodeError’ errors on insert. MySQL has character set/collation settings for: client, server, database, table, column...</text:span><text:span text:style-name="T131"><text:note text:id="ftn52" text:note-class="footnote"><text:note-citation>52</text:note-citation><text:note-body><text:p text:style-name="P202">To view: http://makandracards.com/makandra/2529-show-and-change-mysql-default-character-set .</text:p></text:note-body></text:note></text:span><text:span text:style-name="T131"> In SQLAlchemy, specify the character set for the connection and, particularly, for creating the destination table.</text:span><text:span text:style-name="T131"><text:note text:id="ftn53" text:note-class="footnote"><text:note-citation>53</text:note-citation><text:note-body><text:p text:style-name="P202">See http://docs.sqlalchemy.org/en/latest/dialects/mysql.html . Specify options like <text:span text:style-name="T130">mysql_charset either in the Table() definition (SQLAlchemy Core) or the __table_args__ dictionary (SQLAlchemy ORM): http://stackoverflow.com/questions/8971960.</text:span></text:p></text:note-body></text:note></text:span><text:span text:style-name="T131"> </text:span><text:span text:style-name="T24">Database URLs should include ‘?charset=utf8’ or similar, </text:span><text:span text:style-name="T55">and the rest is handled internally.</text:span></text:p>
        </text:list-item>
        <text:list-item>
          <text:p text:style-name="P223">CREATE FULLTEXT INDEX: MySQL-specific.<text:note text:id="ftn54" text:note-class="footnote"><text:note-citation>54</text:note-citation><text:note-body><text:p text:style-name="P192">http://stackoverflow.com/questions/14971619/proper-use-of-mysql-full-text-search-with-sqlalchemy</text:p></text:note-body></text:note> <text:span text:style-name="T122">PostgreSQL supports full-text indexing but uses different methods.</text:span><text:span text:style-name="T122"><text:note text:id="ftn55" text:note-class="footnote"><text:note-citation>55</text:note-citation><text:note-body><text:p text:style-name="P199">http://www.postgresql.org/docs/9.1/static/textsearch-tables.html</text:p></text:note-body></text:note></text:span><text:span text:style-name="T122"> Handled with dialect-specific code.</text:span></text:p>
        </text:list-item>
        <text:list-item>
          <text:p text:style-name="P225"><text:span text:style-name="T20">MySQL settings: configure using /</text:span><text:span text:style-name="T21">etc/mysql/</text:span><text:span text:style-name="T20">my.cnf </text:span><text:span text:style-name="T21">or equivalent</text:span><text:span text:style-name="T20">. </text:span><text:span text:style-name="T118">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19">≤5.5.6 and false by default for ≥5.5.7</text:span><text:span text:style-name="T118">.</text:span><text:span text:style-name="T118"><text:note text:id="ftn56" text:note-class="footnote"><text:note-citation>56</text:note-citation><text:note-body><text:p text:style-name="P197"><text:bookmark-start text:name="__DdeLink__1972_1665690880"/>https://dev.mysql.com/doc/refman/5.7/en/server-system-variables.html<text:bookmark-end text:name="__DdeLink__1972_1665690880"/></text:p></text:note-body></text:note></text:span><text:span text:style-name="T118"> InnoDB can use the Antelope or Barracuda file format;</text:span><text:span text:style-name="T118"><text:note text:id="ftn57" text:note-class="footnote"><text:note-citation>57</text:note-citation><text:note-body><text:p text:style-name="P197">https://dev.mysql.com/doc/refman/5.7/en/innodb-file-format.html</text:p></text:note-body></text:note></text:span><text:span text:style-name="T118"> the default became Barracuda for MySQL </text:span><text:span text:style-name="T119">≥5.7.7; Barracuda is fancier. It supports options like DYNAMIC row formats. As of MySQL 5.7.9, one can specify the default row format.</text:span><text:span text:style-name="T119"><text:note text:id="ftn58" text:note-class="footnote"><text:note-citation>58</text:note-citation><text:note-body><text:p text:style-name="P197">https://dev.mysql.com/doc/refman/5.7/en/innodb-row-format-specification.html</text:p></text:note-body></text:note></text:span><text:span text:style-name="T119"> </text:span><text:span text:style-name="T120">You can dynamically change a table’</text:span><text:span text:style-name="T121">s file and row format.</text:span><text:span text:style-name="T120"><text:note text:id="ftn59" text:note-class="footnote"><text:note-citation>59</text:note-citation><text:note-body><text:p text:style-name="P198">http://stackoverflow.com/questions/8112517/alter-row-format-to-dynamic</text:p></text:note-body></text:note></text:span></text:p>
        </text:list-item>
      </text:list>
      <text:p text:style-name="P210"/>
      <text:p text:style-name="P210"># Example lines from /etc/mysql/my.cnf:</text:p>
      <text:p text:style-name="P212">character_set_server = utf8</text:p>
      <text:p text:style-name="P212">collation_server = utf8_unicode_ci</text:p>
      <text:p text:style-name="P211">default_storage_engine = InnoDB</text:p>
      <text:p text:style-name="P211">innodb_file_per_table = 1</text:p>
      <text:p text:style-name="P211">innodb_file_format = Barracuda</text:p>
      <text:p text:style-name="P211">innodb_default_row_format = DYNAMIC</text:p>
      <text:p text:style-name="P210"/>
      <text:p text:style-name="P210"># To alter row format dynamically later</text:p>
      <text:p text:style-name="P210"># (e.g. from Antelope/COMPACT to Barracuda/DYNAMIC):</text:p>
      <text:p text:style-name="P210">mysql&gt; <text:span text:style-name="T12">ALTER TABLE </text:span><text:span text:style-name="T10">databasename.tablename</text:span><text:span text:style-name="T12"> ROW_FORMAT=DYNAMIC;</text:span></text:p>
      <text:p text:style-name="P210"># To confirm:</text:p>
      <text:p text:style-name="P210">mysql&gt; <text:span text:style-name="T12">SELECT * FROM information_schema.innodb_sys_tables WHERE </text:span><text:span text:style-name="T22">name</text:span><text:span text:style-name="T12"> = ‘</text:span><text:span text:style-name="T10">databasename</text:span><text:span text:style-name="T12">/</text:span><text:span text:style-name="T10">tablename</text:span><text:span text:style-name="T12">’;</text:span></text:p>
      <text:p text:style-name="P215"/>
      <text:p text:style-name="P216"># To create a database with a specified charset/collation:</text:p>
      <text:p text:style-name="P214"><text:span text:style-name="T39">mysql&gt; </text:span><text:span text:style-name="T12">CREATE DATABASE </text:span><text:span text:style-name="T10">somedb</text:span><text:span text:style-name="T39"> </text:span><text:span text:style-name="T12">DEFAULT CHARACTER SET utf8 DEFAULT COLLATE utf8_unicode_ci;</text:span></text:p>
      <text:p text:style-name="P215"/>
      <text:p text:style-name="P213"><text:span text:style-name="T39"># To alter a table’s character set/</text:span><text:span text:style-name="T53">collation</text:span><text:span text:style-name="T39">:</text:span></text:p>
      <text:p text:style-name="P215"><text:soft-page-break/># (http://stackoverflow.com/questions/742205)</text:p>
      <text:p text:style-name="P215"># (http://stackoverflow.com/questions/766809)</text:p>
      <text:p text:style-name="P213"><text:span text:style-name="T39">mysql&gt; </text:span><text:span text:style-name="T12">ALTER TABLE </text:span><text:span text:style-name="T10">sometable</text:span><text:span text:style-name="T12"> CONVERT TO CHARACTER SET utf8 COLLATE utf8_unicode_ci;</text:span></text:p>
      <text:h text:style-name="P258"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7322642753912473055" text:style-name="List_20_1">
        <text:list-item>
          <text:p text:style-name="P235">Bug fix for incremental update (previous version inserted rather than updating when the source content had changed); search for update_on_duplicate_key.</text:p>
        </text:list-item>
        <text:list-item>
          <text:p text:style-name="P235">Checks for missing/extra fields in destination.</text:p>
        </text:list-item>
        <text:list-item>
          <text:p text:style-name="P235">“No separator” allowed for get_date_regex_elements(), allowing anonymisation of e.g. 19Mar2015, 19800101.</text:p>
        </text:list-item>
        <text:list-item>
          <text:p text:style-name="P235">New default at_word_boundaries_only=False for get_date_regex_elements(), allowing anonymisation of ISO8601-format dates (e.g. 1980-10-01T0000), etc.</text:p>
        </text:list-item>
        <text:list-item>
          <text:p text:style-name="P235">Similar option for get_code_regex_elements().</text:p>
        </text:list-item>
        <text:list-item>
          <text:p text:style-name="P235">Similar option for get_string_regex_elements().</text:p>
        </text:list-item>
        <text:list-item>
          <text:p text:style-name="P235">Options in config to control these.</text:p>
        </text:list-item>
        <text:list-item>
          <text:p text:style-name="P23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35">Audit database/table.</text:p>
        </text:list-item>
        <text:list-item>
          <text:p text:style-name="P235">Create an incremental update to the data dictionary (i.e. existing DD plus any new fields in the source, with safe draft entries).</text:p>
        </text:list-item>
        <text:list-item>
          <text:p text:style-name="P235">Data dictionary optimizations.</text:p>
        </text:list-item>
      </text:list>
      <text:h text:style-name="Heading_20_3" text:outline-level="3">2015-04-25, v0.04</text:h>
      <text:list xml:id="list134228983635399" text:continue-numbering="true" text:style-name="List_20_1">
        <text:list-item>
          <text:p text:style-name="P235">Whole bunch of stuff to cope with a limited computer talking to SQL Server with some idiosyncrasies.</text:p>
        </text:list-item>
      </text:list>
      <text:h text:style-name="Heading_20_3" text:outline-level="3">2015-05-01, v0.05</text:h>
      <text:list xml:id="list134229151193667" text:continue-numbering="true" text:style-name="List_20_1">
        <text:list-item>
          <text:p text:style-name="P235">Ability to vary audit/secret map tablenames.</text:p>
        </text:list-item>
        <text:list-item>
          <text:p text:style-name="P235">Made date element separators broader in anonymisation regex.</text:p>
        </text:list-item>
        <text:list-item>
          <text:p text:style-name="P235">min_string_length_for_errors option</text:p>
        </text:list-item>
        <text:list-item>
          <text:p text:style-name="P235">min_string_length_to_scrub_with option</text:p>
        </text:list-item>
        <text:list-item>
          <text:p text:style-name="P235">words_not_to_scrub option</text:p>
        </text:list-item>
        <text:list-item>
          <text:p text:style-name="P235">bugfix: date regex couldn't cope with years prior to 1900</text:p>
        </text:list-item>
        <text:list-item>
          <text:p text:style-name="P235">gen_all_values_for_patient() was inefficient in that it would process the same source table multiple times to retrieve different fields.</text:p>
        </text:list-item>
        <text:list-item>
          <text:p text:style-name="P235">ddgen_index_fields option</text:p>
        </text:list-item>
        <text:list-item>
          <text:p text:style-name="P235">simplification of get_anon_fragments_from_string()</text:p>
        </text:list-item>
        <text:list-item>
          <text:p text:style-name="P235"><text:soft-page-break/>SCRUBMETHOD.CODE, particularly for postcodes. (Not very different from SCRUBMETHOD.NUMERIC, but a little different.)</text:p>
        </text:list-item>
        <text:list-item>
          <text:p text:style-name="P235">debug_row_limit applies to patient-based tables (as a per-thread limit); was previously implemented as a per-patient limit, which was silly.</text:p>
        </text:list-item>
        <text:list-item>
          <text:p text:style-name="P235">Indirection step in config for destination/admin databases.</text:p>
        </text:list-item>
        <text:list-item>
          <text:p text:style-name="P235">ddgen_allow_fulltext_indexing option, for old MySQL versions.</text:p>
        </text:list-item>
      </text:list>
      <text:h text:style-name="Heading_20_3" text:outline-level="3">2015-06-25, v0.06</text:h>
      <text:list xml:id="list134228527928313" text:continue-numbering="true" text:style-name="List_20_1">
        <text:list-item>
          <text:p text:style-name="P226">Option: replace_nonspecific_info_with</text:p>
        </text:list-item>
        <text:list-item>
          <text:p text:style-name="P226">Option: scrub_all_numbers_of_n_digits</text:p>
        </text:list-item>
        <text:list-item>
          <text:p text:style-name="P226">Option: scrub_all_uk_postcodes</text:p>
        </text:list-item>
      </text:list>
      <text:h text:style-name="Heading_20_3" text:outline-level="3">2015-07-14, v0.06</text:h>
      <text:list xml:id="list134228774573746" text:continue-numbering="true" text:style-name="List_20_1">
        <text:list-item>
          <text:p text:style-name="P227">bugfix: if a source scrub-from value was a number with value '.', the regex went haywire... so regex builders now check for blanks.</text:p>
        </text:list-item>
      </text:list>
      <text:h text:style-name="P259" text:outline-level="3">2015-07-16, v0.07</text:h>
      <text:list xml:id="list134228560213623" text:continue-numbering="true" text:style-name="List_20_1">
        <text:list-item>
          <text:p text:style-name="P22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34227813494028" text:continue-numbering="true" text:style-name="List_20_1">
        <text:list-item>
          <text:p text:style-name="P228">SCRUBMETHOD.WORDS renamed SCRUBMETHOD.WORDS</text:p>
        </text:list-item>
        <text:list-item>
          <text:p text:style-name="P228">SCRUBMETHOD.PHRASE added</text:p>
        </text:list-item>
        <text:list-item>
          <text:p text:style-name="P228">ddgen_scrubmethod_phrase_fields added</text:p>
        </text:list-item>
      </text:list>
      <text:h text:style-name="Heading_20_3" text:outline-level="3">2015-07-28, v0.09</text:h>
      <text:list xml:id="list134228253474996" text:continue-numbering="true" text:style-name="List_20_1">
        <text:list-item>
          <text:p text:style-name="P227">debug_max_n_patients option, used with gen_patient_ids(), to reduce the number of patients processed for “full rebuild” debugging.</text:p>
        </text:list-item>
        <text:list-item>
          <text:p text:style-name="P227">debug_pid_list option, similarly</text:p>
        </text:list-item>
      </text:list>
      <text:h text:style-name="Heading_20_3" text:outline-level="3">2015-09-02 to 2015-09-13, v0.10</text:h>
      <text:list xml:id="list134229289718516" text:continue-numbering="true" text:style-name="List_20_1">
        <text:list-item>
          <text:p text:style-name="P227">Opt-out mechanism.</text:p>
        </text:list-item>
        <text:list-item>
          <text:p text:style-name="P227">Default hasher changed to SHA256.</text:p>
        </text:list-item>
        <text:list-item>
          <text:p text:style-name="P227">Bugfix to datatypes in delete_dest_rows_with_no_src_row().</text:p>
        </text:list-item>
      </text:list>
      <text:h text:style-name="Heading_20_3" text:outline-level="3">2015-09-16, v0.11</text:h>
      <text:list xml:id="list134228301236920" text:continue-numbering="true" text:style-name="List_20_1">
        <text:list-item>
          <text:p text:style-name="P227">Split main source code for simplicity.</text:p>
        </text:list-item>
      </text:list>
      <text:h text:style-name="Heading_20_3" text:outline-level="3">2015-09-21, v0.12</text:h>
      <text:list xml:id="list134228596677470" text:continue-numbering="true" text:style-name="List_20_1">
        <text:list-item>
          <text:p text:style-name="P227">Database interface renamed from mysqldb to mysql, to allow for PyMySQL support as well (backend details otherwise irrelevant to front-end application).</text:p>
        </text:list-item>
      </text:list>
      <text:h text:style-name="Heading_20_3" text:outline-level="3">2015-10-06, v0.13</text:h>
      <text:list xml:id="list134229464751344" text:continue-numbering="true" text:style-name="List_20_1">
        <text:list-item>
          <text:p text:style-name="P227">Added TRID.</text:p>
        </text:list-item>
      </text:list>
      <text:h text:style-name="Heading_20_3" text:outline-level="3">201<text:span text:style-name="T1">6-03-10</text:span>, v0.1<text:span text:style-name="T1">4.0</text:span></text:h>
      <text:list xml:id="list134228638837133" text:continue-numbering="true" text:style-name="List_20_1">
        <text:list-item>
          <text:p text:style-name="P227">Code cleanup.</text:p>
        </text:list-item>
        <text:list-item>
          <text:p text:style-name="P227">HMAC for RID generation, replacing simpler hashes, for improved security.</text:p>
        </text:list-item>
        <text:list-item>
          <text:p text:style-name="P229">New option: secret_trid_cache_tablename</text:p>
        </text:list-item>
        <text:list-item>
          <text:p text:style-name="P229"><text:soft-page-break/>Removed option: words_not_to_scrub</text:p>
        </text:list-item>
        <text:list-item>
          <text:p text:style-name="P229">New options: whitelist<text:span text:style-name="T2">_filenames</text:span> (replaces words_not_to_scrub), blacklist<text:span text:style-name="T2">_filenames.</text:span></text:p>
        </text:list-item>
        <text:list-item>
          <text:p text:style-name="P230">Transition from cardinal_pythonlib.rnc_db to SQLAlchemy for anonymiser database interface.</text:p>
        </text:list-item>
        <text:list-item>
          <text:p text:style-name="P231">Environment variable changed from CRATE_LOCAL_SETTINGS to CRATE_WEB_LOCAL_SETTINGS and coded into crate_anon/config/constants.py.</text:p>
        </text:list-item>
        <text:list-item>
          <text:p text:style-name="P232">Web front end now happy getting structure from SQL Server and PostgreSQL.</text:p>
        </text:list-item>
        <text:list-item>
          <text:p text:style-name="P233">Windows support. <text:span text:style-name="T173">Windows XP not supported as Erlang (and thus RabbitMQ) won’t run on it from the distributed binaries. Windows 10 works fine.</text:span></text:p>
        </text:list-item>
        <text:list-item>
          <text:p text:style-name="P234">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2.2$Linux_X86_64 LibreOffice_project/10m0$Build-2</meta:generator>
    <dc:date>2016-05-12T13:42:27.271326296</dc:date>
    <meta:editing-duration>P8DT23H25M44S</meta:editing-duration>
    <meta:editing-cycles>590</meta:editing-cycles>
    <dc:creator>Rudolf Cardinal</dc:creator>
    <meta:document-statistic meta:table-count="3" meta:image-count="0" meta:object-count="0" meta:page-count="11" meta:paragraph-count="488" meta:word-count="4690" meta:character-count="36182" meta:non-whitespace-character-count="32056"/>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